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3b02"/>
    </style:style>
    <style:style style:name="P2" style:family="paragraph" style:parent-style-name="Standard">
      <style:text-properties style:font-name="Ubuntu" fo:font-size="11pt" officeooo:paragraph-rsid="008fcacc" style:font-size-asian="11pt" style:font-size-complex="11pt"/>
    </style:style>
    <style:style style:name="P3" style:family="paragraph" style:parent-style-name="Standard">
      <style:text-properties style:font-name="Ubuntu" fo:font-size="11pt" officeooo:rsid="00163b02" officeooo:paragraph-rsid="00163b02" style:font-size-asian="11pt" style:font-size-complex="11pt"/>
    </style:style>
    <style:style style:name="P4" style:family="paragraph" style:parent-style-name="Standard">
      <style:text-properties style:font-name="Ubuntu" fo:font-size="11pt" fo:font-weight="normal" officeooo:paragraph-rsid="00244e2a" style:font-size-asian="11pt" style:font-weight-asian="normal" style:font-size-complex="11pt" style:font-weight-complex="normal"/>
    </style:style>
    <style:style style:name="P5" style:family="paragraph" style:parent-style-name="Standard">
      <style:text-properties style:font-name="Ubuntu" fo:font-size="11pt" fo:font-weight="normal" officeooo:paragraph-rsid="002a1ce2" style:font-size-asian="11pt" style:font-weight-asian="normal" style:font-size-complex="11pt" style:font-weight-complex="normal"/>
    </style:style>
    <style:style style:name="P6" style:family="paragraph" style:parent-style-name="Standard">
      <style:text-properties style:font-name="Ubuntu" fo:font-size="11pt" fo:font-weight="normal" officeooo:paragraph-rsid="00883d48" style:font-size-asian="9.60000038146973pt" style:font-weight-asian="normal" style:font-size-complex="11pt" style:font-weight-complex="normal"/>
    </style:style>
    <style:style style:name="P7" style:family="paragraph" style:parent-style-name="Standard">
      <style:text-properties style:font-name="Ubuntu" fo:font-size="11pt" fo:font-weight="normal" officeooo:paragraph-rsid="00897a63" style:font-size-asian="9.60000038146973pt" style:font-weight-asian="normal" style:font-size-complex="11pt" style:font-weight-complex="normal"/>
    </style:style>
    <style:style style:name="P8" style:family="paragraph" style:parent-style-name="Standard">
      <style:text-properties style:font-name="Ubuntu" fo:font-size="11pt" fo:font-weight="bold" officeooo:rsid="00163b02" officeooo:paragraph-rsid="0065cd0c" style:font-size-asian="11pt" style:font-weight-asian="bold" style:font-size-complex="11pt" style:font-weight-complex="bold"/>
    </style:style>
    <style:style style:name="P9" style:family="paragraph" style:parent-style-name="Standard">
      <style:text-properties style:font-name="Ubuntu" fo:font-size="10pt" officeooo:paragraph-rsid="00163b02" style:font-size-asian="10pt" style:font-size-complex="10pt"/>
    </style:style>
    <style:style style:name="P10" style:family="paragraph" style:parent-style-name="Standard">
      <style:text-properties style:font-name="Ubuntu" fo:font-size="10pt" officeooo:paragraph-rsid="0020ed9b" style:font-size-asian="10pt" style:font-size-complex="10pt"/>
    </style:style>
    <style:style style:name="P11" style:family="paragraph" style:parent-style-name="Standard">
      <style:text-properties style:font-name="Ubuntu" fo:font-size="10pt" officeooo:paragraph-rsid="005d76ec" style:font-size-asian="10pt" style:font-size-complex="10pt"/>
    </style:style>
    <style:style style:name="P12" style:family="paragraph" style:parent-style-name="Standard">
      <style:text-properties style:font-name="Ubuntu" fo:font-size="10pt" officeooo:paragraph-rsid="005e7d5f" style:font-size-asian="10pt" style:font-size-complex="10pt"/>
    </style:style>
    <style:style style:name="P13" style:family="paragraph" style:parent-style-name="Standard">
      <style:text-properties style:font-name="Ubuntu" fo:font-size="10pt" officeooo:paragraph-rsid="0065cd0c" style:font-size-asian="10pt" style:font-size-complex="10pt"/>
    </style:style>
    <style:style style:name="P14" style:family="paragraph" style:parent-style-name="Standard">
      <style:text-properties style:font-name="Ubuntu" fo:font-size="10pt" officeooo:paragraph-rsid="0069a58b" style:font-size-asian="10pt" style:font-size-complex="10pt"/>
    </style:style>
    <style:style style:name="P15" style:family="paragraph" style:parent-style-name="Standard">
      <style:text-properties style:font-name="Ubuntu" fo:font-size="10pt" officeooo:paragraph-rsid="0071c12b" style:font-size-asian="10pt" style:font-size-complex="10pt"/>
    </style:style>
    <style:style style:name="P16" style:family="paragraph" style:parent-style-name="Standard">
      <style:text-properties style:font-name="Ubuntu" fo:font-size="10pt" officeooo:paragraph-rsid="0071e801" style:font-size-asian="10pt" style:font-size-complex="10pt"/>
    </style:style>
    <style:style style:name="P17" style:family="paragraph" style:parent-style-name="Standard">
      <style:text-properties style:font-name="Ubuntu" fo:font-size="10pt" officeooo:paragraph-rsid="0073ce7d" style:font-size-asian="10pt" style:font-size-complex="10pt"/>
    </style:style>
    <style:style style:name="P18" style:family="paragraph" style:parent-style-name="Standard">
      <style:text-properties style:font-name="Ubuntu" fo:font-size="10pt" officeooo:paragraph-rsid="0075f04d" style:font-size-asian="10pt" style:font-size-complex="10pt"/>
    </style:style>
    <style:style style:name="P19" style:family="paragraph" style:parent-style-name="Standard">
      <style:text-properties style:font-name="Ubuntu" fo:font-size="10pt" officeooo:paragraph-rsid="008df71c" style:font-size-asian="10pt" style:font-size-complex="10pt"/>
    </style:style>
    <style:style style:name="P20" style:family="paragraph" style:parent-style-name="Standard">
      <style:text-properties style:font-name="Ubuntu" fo:font-size="10pt" officeooo:paragraph-rsid="008fcacc" style:font-size-asian="10pt" style:font-size-complex="10pt"/>
    </style:style>
    <style:style style:name="P21" style:family="paragraph" style:parent-style-name="Standard">
      <style:text-properties style:font-name="Ubuntu" fo:font-size="10pt" officeooo:rsid="00163b02" officeooo:paragraph-rsid="00163b02" style:font-size-asian="10pt" style:font-size-complex="10pt"/>
    </style:style>
    <style:style style:name="P22" style:family="paragraph" style:parent-style-name="Standard">
      <style:text-properties style:font-name="Ubuntu" fo:font-size="10pt" officeooo:rsid="00163b02" officeooo:paragraph-rsid="006aaa7b" style:font-size-asian="10pt" style:font-size-complex="10pt"/>
    </style:style>
    <style:style style:name="P23" style:family="paragraph" style:parent-style-name="Standard">
      <style:text-properties style:font-name="Ubuntu" fo:font-size="10pt" officeooo:rsid="00163b02" officeooo:paragraph-rsid="0065cd0c" style:font-size-asian="10pt" style:font-size-complex="10pt"/>
    </style:style>
    <style:style style:name="P24" style:family="paragraph" style:parent-style-name="Standard">
      <style:text-properties style:font-name="Ubuntu" fo:font-size="10pt" officeooo:rsid="00163b02" officeooo:paragraph-rsid="008fcacc" style:font-size-asian="10pt" style:font-size-complex="10pt"/>
    </style:style>
    <style:style style:name="P25" style:family="paragraph" style:parent-style-name="Standard">
      <style:text-properties style:font-name="Ubuntu" fo:font-size="10pt" officeooo:rsid="00163b02" officeooo:paragraph-rsid="00a10d1d" style:font-size-asian="10pt" style:font-size-complex="10pt"/>
    </style:style>
    <style:style style:name="P26" style:family="paragraph" style:parent-style-name="Standard">
      <style:text-properties style:font-name="Ubuntu" fo:font-size="10pt" officeooo:rsid="00163b02" officeooo:paragraph-rsid="00a58766" style:font-size-asian="10pt" style:font-size-complex="10pt"/>
    </style:style>
    <style:style style:name="P27" style:family="paragraph" style:parent-style-name="Standard">
      <style:text-properties style:font-name="Ubuntu" fo:font-size="10pt" officeooo:rsid="00163b02" officeooo:paragraph-rsid="00b9ca03" style:font-size-asian="10pt" style:font-size-complex="10pt"/>
    </style:style>
    <style:style style:name="P28" style:family="paragraph" style:parent-style-name="Standard">
      <style:text-properties style:font-name="Ubuntu" fo:font-size="10pt" officeooo:rsid="00163b02" officeooo:paragraph-rsid="00c1af85" style:font-size-asian="10pt" style:font-size-complex="10pt"/>
    </style:style>
    <style:style style:name="P29" style:family="paragraph" style:parent-style-name="Standard">
      <style:text-properties style:font-name="Ubuntu" fo:font-size="10pt" officeooo:rsid="00163b02" officeooo:paragraph-rsid="00cfb384" style:font-size-asian="10pt" style:font-size-complex="10pt"/>
    </style:style>
    <style:style style:name="P30" style:family="paragraph" style:parent-style-name="Standard">
      <style:text-properties style:font-name="Ubuntu" fo:font-size="10pt" officeooo:rsid="00163b02" officeooo:paragraph-rsid="00d1864f" style:font-size-asian="10pt" style:font-size-complex="10pt"/>
    </style:style>
    <style:style style:name="P31" style:family="paragraph" style:parent-style-name="Standard">
      <style:text-properties style:font-name="Ubuntu" fo:font-size="10pt" officeooo:rsid="00163b02" officeooo:paragraph-rsid="00d6ef2b" style:font-size-asian="10pt" style:font-size-complex="10pt"/>
    </style:style>
    <style:style style:name="P32" style:family="paragraph" style:parent-style-name="Standard">
      <style:text-properties style:font-name="Ubuntu" fo:font-size="10pt" officeooo:rsid="00163b02" officeooo:paragraph-rsid="00d92406" style:font-size-asian="10pt" style:font-size-complex="10pt"/>
    </style:style>
    <style:style style:name="P33" style:family="paragraph" style:parent-style-name="Standard">
      <style:text-properties style:font-name="Ubuntu" fo:font-size="10pt" officeooo:rsid="00163b02" officeooo:paragraph-rsid="00e29719" style:font-size-asian="10pt" style:font-size-complex="10pt"/>
    </style:style>
    <style:style style:name="P34" style:family="paragraph" style:parent-style-name="Standard">
      <style:text-properties style:font-name="Ubuntu" fo:font-size="10pt" officeooo:rsid="00163b02" officeooo:paragraph-rsid="0069a58b" style:font-size-asian="10pt" style:font-size-complex="10pt"/>
    </style:style>
    <style:style style:name="P35" style:family="paragraph" style:parent-style-name="Standard">
      <style:text-properties style:font-name="Ubuntu" fo:font-size="10pt" officeooo:rsid="00163b02" officeooo:paragraph-rsid="00e8a0bf" style:font-size-asian="10pt" style:font-size-complex="10pt"/>
    </style:style>
    <style:style style:name="P36" style:family="paragraph" style:parent-style-name="Standard">
      <style:text-properties style:font-name="Ubuntu" fo:font-size="10pt" officeooo:rsid="00163b02" officeooo:paragraph-rsid="00ece98a" style:font-size-asian="10pt" style:font-size-complex="10pt"/>
    </style:style>
    <style:style style:name="P37" style:family="paragraph" style:parent-style-name="Standard">
      <style:text-properties style:font-name="Ubuntu" fo:font-size="10pt" officeooo:rsid="00163b02" officeooo:paragraph-rsid="00ed2421" style:font-size-asian="10pt" style:font-size-complex="10pt"/>
    </style:style>
    <style:style style:name="P38" style:family="paragraph" style:parent-style-name="Standard">
      <style:text-properties style:font-name="Ubuntu" fo:font-size="10pt" officeooo:rsid="00163b02" officeooo:paragraph-rsid="00fa6038" style:font-size-asian="10pt" style:font-size-complex="10pt"/>
    </style:style>
    <style:style style:name="P39" style:family="paragraph" style:parent-style-name="Standard">
      <style:text-properties style:font-name="Ubuntu" fo:font-size="10pt" officeooo:rsid="00163b02" officeooo:paragraph-rsid="00ff47e0" style:font-size-asian="10pt" style:font-size-complex="10pt"/>
    </style:style>
    <style:style style:name="P40" style:family="paragraph" style:parent-style-name="Standard">
      <style:text-properties style:font-name="Ubuntu" fo:font-size="10pt" officeooo:rsid="00163b02" officeooo:paragraph-rsid="01022625" style:font-size-asian="10pt" style:font-size-complex="10pt"/>
    </style:style>
    <style:style style:name="P41" style:family="paragraph" style:parent-style-name="Standard">
      <style:text-properties style:font-name="Ubuntu" fo:font-size="10pt" officeooo:rsid="00163b02" officeooo:paragraph-rsid="01050e5c" style:font-size-asian="10pt" style:font-size-complex="10pt"/>
    </style:style>
    <style:style style:name="P42" style:family="paragraph" style:parent-style-name="Standard">
      <style:text-properties style:font-name="Ubuntu" fo:font-size="10pt" officeooo:rsid="00163b02" officeooo:paragraph-rsid="010dffc5" style:font-size-asian="10pt" style:font-size-complex="10pt"/>
    </style:style>
    <style:style style:name="P43" style:family="paragraph" style:parent-style-name="Standard">
      <style:text-properties style:font-name="Ubuntu" fo:font-size="10pt" officeooo:rsid="00163b02" officeooo:paragraph-rsid="0114fd48" style:font-size-asian="10pt" style:font-size-complex="10pt"/>
    </style:style>
    <style:style style:name="P44" style:family="paragraph" style:parent-style-name="Standard">
      <style:text-properties style:font-name="Ubuntu" fo:font-size="10pt" officeooo:rsid="00163b02" officeooo:paragraph-rsid="01152869" style:font-size-asian="10pt" style:font-size-complex="10pt"/>
    </style:style>
    <style:style style:name="P45" style:family="paragraph" style:parent-style-name="Standard">
      <style:text-properties style:font-name="Ubuntu" fo:font-size="10pt" officeooo:rsid="00163b02" officeooo:paragraph-rsid="01164165" style:font-size-asian="10pt" style:font-size-complex="10pt"/>
    </style:style>
    <style:style style:name="P46" style:family="paragraph" style:parent-style-name="Standard">
      <style:text-properties style:font-name="Ubuntu" fo:font-size="10pt" officeooo:rsid="00163b02" officeooo:paragraph-rsid="011b62e2" style:font-size-asian="10pt" style:font-size-complex="10pt"/>
    </style:style>
    <style:style style:name="P47" style:family="paragraph" style:parent-style-name="Standard">
      <style:text-properties style:font-name="Ubuntu" fo:font-size="10pt" officeooo:rsid="00163b02" officeooo:paragraph-rsid="012426de" style:font-size-asian="10pt" style:font-size-complex="10pt"/>
    </style:style>
    <style:style style:name="P48" style:family="paragraph" style:parent-style-name="Standard">
      <style:text-properties style:font-name="Ubuntu" fo:font-size="10pt" officeooo:rsid="00163b02" officeooo:paragraph-rsid="01303c92" style:font-size-asian="10pt" style:font-size-complex="10pt"/>
    </style:style>
    <style:style style:name="P49" style:family="paragraph" style:parent-style-name="Standard">
      <style:text-properties style:font-name="Ubuntu" fo:font-size="10pt" officeooo:rsid="00163b02" officeooo:paragraph-rsid="0131112f" style:font-size-asian="10pt" style:font-size-complex="10pt"/>
    </style:style>
    <style:style style:name="P50" style:family="paragraph" style:parent-style-name="Standard">
      <style:text-properties style:font-name="Ubuntu" fo:font-size="10pt" officeooo:rsid="00163b02" officeooo:paragraph-rsid="014cc5b2" style:font-size-asian="10pt" style:font-size-complex="10pt"/>
    </style:style>
    <style:style style:name="P51" style:family="paragraph" style:parent-style-name="Standard">
      <style:text-properties style:font-name="Ubuntu" fo:font-size="10pt" officeooo:rsid="00163b02" officeooo:paragraph-rsid="015da931" style:font-size-asian="10pt" style:font-size-complex="10pt"/>
    </style:style>
    <style:style style:name="P52" style:family="paragraph" style:parent-style-name="Standard">
      <style:text-properties style:font-name="Ubuntu" fo:font-size="10pt" officeooo:rsid="00163b02" officeooo:paragraph-rsid="0161a726" style:font-size-asian="10pt" style:font-size-complex="10pt"/>
    </style:style>
    <style:style style:name="P53" style:family="paragraph" style:parent-style-name="Standard">
      <style:text-properties style:font-name="Ubuntu" fo:font-size="10pt" officeooo:rsid="00163b02" officeooo:paragraph-rsid="01651194" style:font-size-asian="10pt" style:font-size-complex="10pt"/>
    </style:style>
    <style:style style:name="P54" style:family="paragraph" style:parent-style-name="Standard">
      <style:text-properties style:font-name="Ubuntu" fo:font-size="10pt" officeooo:rsid="00163b02" officeooo:paragraph-rsid="016a1c28" style:font-size-asian="10pt" style:font-size-complex="10pt"/>
    </style:style>
    <style:style style:name="P55" style:family="paragraph" style:parent-style-name="Standard">
      <style:text-properties style:font-name="Ubuntu" fo:font-size="10pt" officeooo:rsid="002400a4" officeooo:paragraph-rsid="002400a4" style:font-size-asian="10pt" style:font-size-complex="10pt"/>
    </style:style>
    <style:style style:name="P56" style:family="paragraph" style:parent-style-name="Standard">
      <style:text-properties style:font-name="Ubuntu" fo:font-size="10pt" officeooo:rsid="003e2782" officeooo:paragraph-rsid="003e2782" style:font-size-asian="10pt" style:font-size-complex="10pt"/>
    </style:style>
    <style:style style:name="P57" style:family="paragraph" style:parent-style-name="Standard">
      <style:text-properties style:font-name="Ubuntu" fo:font-size="10pt" officeooo:rsid="003e2782" officeooo:paragraph-rsid="003eccc1" style:font-size-asian="10pt" style:font-size-complex="10pt"/>
    </style:style>
    <style:style style:name="P58" style:family="paragraph" style:parent-style-name="Standard">
      <style:text-properties style:font-name="Ubuntu" fo:font-size="10pt" officeooo:rsid="0069a58b" officeooo:paragraph-rsid="0069a58b" style:font-size-asian="10pt" style:font-size-complex="10pt"/>
    </style:style>
    <style:style style:name="P59" style:family="paragraph" style:parent-style-name="Standard">
      <style:text-properties style:font-name="Ubuntu" fo:font-size="10pt" officeooo:rsid="006eb3cc" officeooo:paragraph-rsid="0071c12b" style:font-size-asian="10pt" style:font-size-complex="10pt"/>
    </style:style>
    <style:style style:name="P60" style:family="paragraph" style:parent-style-name="Standard">
      <style:text-properties style:font-name="Ubuntu" fo:font-size="10pt" officeooo:rsid="006eb3cc" officeooo:paragraph-rsid="006eb3cc" style:font-size-asian="10pt" style:font-size-complex="10pt"/>
    </style:style>
    <style:style style:name="P61" style:family="paragraph" style:parent-style-name="Standard">
      <style:text-properties style:font-name="Ubuntu" fo:font-size="10pt" officeooo:rsid="006eb3cc" officeooo:paragraph-rsid="0071e801" style:font-size-asian="10pt" style:font-size-complex="10pt"/>
    </style:style>
    <style:style style:name="P62" style:family="paragraph" style:parent-style-name="Standard">
      <style:text-properties style:font-name="Ubuntu" fo:font-size="10pt" officeooo:rsid="006eb3cc" officeooo:paragraph-rsid="0073ce7d" style:font-size-asian="10pt" style:font-size-complex="10pt"/>
    </style:style>
    <style:style style:name="P63" style:family="paragraph" style:parent-style-name="Standard">
      <style:text-properties style:font-name="Ubuntu" fo:font-size="10pt" officeooo:rsid="006eb3cc" officeooo:paragraph-rsid="0075f04d" style:font-size-asian="10pt" style:font-size-complex="10pt"/>
    </style:style>
    <style:style style:name="P64" style:family="paragraph" style:parent-style-name="Standard">
      <style:text-properties style:font-name="Ubuntu" fo:font-size="10pt" officeooo:rsid="007b5dcf" officeooo:paragraph-rsid="007b5dcf" style:font-size-asian="10pt" style:font-size-complex="10pt"/>
    </style:style>
    <style:style style:name="P65" style:family="paragraph" style:parent-style-name="Standard">
      <style:text-properties style:font-name="Ubuntu" fo:font-size="10pt" officeooo:rsid="0096bc13" officeooo:paragraph-rsid="0096bc13" style:font-size-asian="10pt" style:font-size-complex="10pt"/>
    </style:style>
    <style:style style:name="P66" style:family="paragraph" style:parent-style-name="Standard">
      <style:text-properties style:font-name="Ubuntu" fo:font-size="10pt" officeooo:rsid="009e68ed" officeooo:paragraph-rsid="009e68ed" style:font-size-asian="10pt" style:font-size-complex="10pt"/>
    </style:style>
    <style:style style:name="P67" style:family="paragraph" style:parent-style-name="Standard">
      <style:text-properties style:font-name="Ubuntu" fo:font-size="10pt" officeooo:rsid="00a4182e" officeooo:paragraph-rsid="00a4182e" style:font-size-asian="10pt" style:font-size-complex="10pt"/>
    </style:style>
    <style:style style:name="P68" style:family="paragraph" style:parent-style-name="Standard">
      <style:text-properties style:font-name="Ubuntu" fo:font-size="10pt" officeooo:rsid="00a49ceb" officeooo:paragraph-rsid="00a49ceb" style:font-size-asian="10pt" style:font-size-complex="10pt"/>
    </style:style>
    <style:style style:name="P69" style:family="paragraph" style:parent-style-name="Standard">
      <style:text-properties style:font-name="Ubuntu" fo:font-size="10pt" officeooo:rsid="006aaa7b" officeooo:paragraph-rsid="00b9ca03" style:font-size-asian="10pt" style:font-size-complex="10pt"/>
    </style:style>
    <style:style style:name="P70" style:family="paragraph" style:parent-style-name="Standard">
      <style:text-properties style:font-name="Ubuntu" fo:font-size="10pt" officeooo:rsid="006aaa7b" officeooo:paragraph-rsid="006aaa7b" style:font-size-asian="10pt" style:font-size-complex="10pt"/>
    </style:style>
    <style:style style:name="P71" style:family="paragraph" style:parent-style-name="Standard">
      <style:text-properties style:font-name="Ubuntu" fo:font-size="10pt" officeooo:paragraph-rsid="00b9ca03" style:font-size-asian="10pt" style:font-size-complex="10pt"/>
    </style:style>
    <style:style style:name="P72" style:family="paragraph" style:parent-style-name="Standard">
      <style:text-properties style:font-name="Ubuntu" fo:font-size="10pt" officeooo:paragraph-rsid="00d6ef2b" style:font-size-asian="10pt" style:font-size-complex="10pt"/>
    </style:style>
    <style:style style:name="P73" style:family="paragraph" style:parent-style-name="Standard">
      <style:text-properties style:font-name="Ubuntu" fo:font-size="10pt" officeooo:paragraph-rsid="00d816ff" style:font-size-asian="10pt" style:font-size-complex="10pt"/>
    </style:style>
    <style:style style:name="P74" style:family="paragraph" style:parent-style-name="Standard">
      <style:text-properties style:font-name="Ubuntu" fo:font-size="10pt" officeooo:paragraph-rsid="0131112f" style:font-size-asian="10pt" style:font-size-complex="10pt"/>
    </style:style>
    <style:style style:name="P75" style:family="paragraph" style:parent-style-name="Standard">
      <style:text-properties style:font-name="Ubuntu" fo:font-size="10pt" officeooo:paragraph-rsid="0140aa35" style:font-size-asian="10pt" style:font-size-complex="10pt"/>
    </style:style>
    <style:style style:name="P76" style:family="paragraph" style:parent-style-name="Standard">
      <style:text-properties style:font-name="Ubuntu" fo:font-size="10pt" officeooo:paragraph-rsid="006eb3cc" style:font-size-asian="10pt" style:font-size-complex="10pt"/>
    </style:style>
    <style:style style:name="P77" style:family="paragraph" style:parent-style-name="Standard">
      <style:text-properties style:font-name="Ubuntu" fo:font-size="10pt" officeooo:rsid="00b54e67" officeooo:paragraph-rsid="00b62034" style:font-size-asian="10pt" style:font-size-complex="10pt"/>
    </style:style>
    <style:style style:name="P78" style:family="paragraph" style:parent-style-name="Standard">
      <style:text-properties style:font-name="Ubuntu" fo:font-size="10pt" officeooo:rsid="00ece98a" officeooo:paragraph-rsid="00e8a0bf" style:font-size-asian="10pt" style:font-size-complex="10pt"/>
    </style:style>
    <style:style style:name="P79" style:family="paragraph" style:parent-style-name="Standard">
      <style:text-properties style:font-name="Ubuntu" fo:font-size="10pt" officeooo:rsid="00e7ed67" officeooo:paragraph-rsid="00e7ed67" style:font-size-asian="10pt" style:font-size-complex="10pt"/>
    </style:style>
    <style:style style:name="P80" style:family="paragraph" style:parent-style-name="Standard">
      <style:text-properties style:font-name="Ubuntu" fo:font-size="10pt" officeooo:rsid="00fe6eba" officeooo:paragraph-rsid="00fe6eba" style:font-size-asian="10pt" style:font-size-complex="10pt"/>
    </style:style>
    <style:style style:name="P81" style:family="paragraph" style:parent-style-name="Standard">
      <style:text-properties style:font-name="Ubuntu" fo:font-size="10pt" officeooo:rsid="00fe6eba" officeooo:paragraph-rsid="0103e6c8" style:font-size-asian="10pt" style:font-size-complex="10pt"/>
    </style:style>
    <style:style style:name="P82" style:family="paragraph" style:parent-style-name="Standard">
      <style:text-properties style:font-name="Ubuntu" fo:font-size="10pt" officeooo:rsid="010dffc5" officeooo:paragraph-rsid="01050e5c" style:font-size-asian="10pt" style:font-size-complex="10pt"/>
    </style:style>
    <style:style style:name="P83" style:family="paragraph" style:parent-style-name="Standard">
      <style:text-properties style:font-name="Ubuntu" fo:font-size="10pt" officeooo:rsid="01141cfb" officeooo:paragraph-rsid="010dffc5" style:font-size-asian="10pt" style:font-size-complex="10pt"/>
    </style:style>
    <style:style style:name="P84" style:family="paragraph" style:parent-style-name="Standard">
      <style:text-properties style:font-name="Ubuntu" fo:font-size="10pt" officeooo:rsid="0111a178" officeooo:paragraph-rsid="010dffc5" style:font-size-asian="10pt" style:font-size-complex="10pt"/>
    </style:style>
    <style:style style:name="P85" style:family="paragraph" style:parent-style-name="Standard">
      <style:text-properties style:font-name="Ubuntu" fo:font-size="10pt" officeooo:rsid="01220c63" officeooo:paragraph-rsid="011b62e2" style:font-size-asian="10pt" style:font-size-complex="10pt"/>
    </style:style>
    <style:style style:name="P86" style:family="paragraph" style:parent-style-name="Standard">
      <style:text-properties style:font-name="Ubuntu" fo:font-size="10pt" officeooo:rsid="01250e42" officeooo:paragraph-rsid="012426de" style:font-size-asian="10pt" style:font-size-complex="10pt"/>
    </style:style>
    <style:style style:name="P87" style:family="paragraph" style:parent-style-name="Standard">
      <style:text-properties style:font-name="Ubuntu" fo:font-size="10pt" officeooo:rsid="012b09cd" officeooo:paragraph-rsid="012aaafa" style:font-size-asian="10pt" style:font-size-complex="10pt"/>
    </style:style>
    <style:style style:name="P88" style:family="paragraph" style:parent-style-name="Standard">
      <style:text-properties style:font-name="Ubuntu" fo:font-size="10pt" officeooo:rsid="012b09cd" officeooo:paragraph-rsid="016a1c28" style:font-size-asian="10pt" style:font-size-complex="10pt"/>
    </style:style>
    <style:style style:name="P89" style:family="paragraph" style:parent-style-name="Standard">
      <style:text-properties style:font-name="Ubuntu" fo:font-size="10pt" officeooo:rsid="0164353c" officeooo:paragraph-rsid="0161a726" style:font-size-asian="10pt" style:font-size-complex="10pt"/>
    </style:style>
    <style:style style:name="P90" style:family="paragraph" style:parent-style-name="Standard">
      <style:text-properties style:font-name="Ubuntu" fo:font-size="10pt" officeooo:rsid="01677944" officeooo:paragraph-rsid="01651194" style:font-size-asian="10pt" style:font-size-complex="10pt"/>
    </style:style>
    <style:style style:name="P91" style:family="paragraph" style:parent-style-name="Standard">
      <style:text-properties style:font-name="Ubuntu" fo:font-size="10pt" officeooo:rsid="01688899" officeooo:paragraph-rsid="01688899" style:font-size-asian="10pt" style:font-size-complex="10pt"/>
    </style:style>
    <style:style style:name="P92" style:family="paragraph" style:parent-style-name="Standard">
      <style:text-properties style:font-name="Ubuntu" fo:font-size="10pt" officeooo:rsid="01688899" officeooo:paragraph-rsid="016e9918" style:font-size-asian="10pt" style:font-size-complex="10pt"/>
    </style:style>
    <style:style style:name="P93" style:family="paragraph" style:parent-style-name="Standard">
      <style:text-properties style:font-name="Ubuntu" fo:font-size="10pt" officeooo:rsid="01688899" officeooo:paragraph-rsid="017c84b0" style:font-size-asian="10pt" style:font-size-complex="10pt"/>
    </style:style>
    <style:style style:name="P94" style:family="paragraph" style:parent-style-name="Standard">
      <style:text-properties style:font-name="Ubuntu" fo:font-size="10pt" officeooo:rsid="008af2e0" officeooo:paragraph-rsid="00163b02" style:font-size-asian="10pt" style:font-size-complex="10pt"/>
    </style:style>
    <style:style style:name="P95" style:family="paragraph" style:parent-style-name="Standard">
      <style:text-properties style:font-name="Ubuntu" fo:font-size="10pt" officeooo:rsid="008af2e0" officeooo:paragraph-rsid="01722b85" style:font-size-asian="10pt" style:font-size-complex="10pt"/>
    </style:style>
    <style:style style:name="P96" style:family="paragraph" style:parent-style-name="Standard">
      <style:text-properties style:font-name="Ubuntu" fo:font-size="10pt" officeooo:rsid="008af2e0" officeooo:paragraph-rsid="0172bcf9" style:font-size-asian="10pt" style:font-size-complex="10pt"/>
    </style:style>
    <style:style style:name="P97" style:family="paragraph" style:parent-style-name="Standard">
      <style:text-properties style:font-name="Ubuntu" fo:font-size="10pt" officeooo:rsid="0171d892" officeooo:paragraph-rsid="0171d892" style:font-size-asian="10pt" style:font-size-complex="10pt"/>
    </style:style>
    <style:style style:name="P98" style:family="paragraph" style:parent-style-name="Standard">
      <style:text-properties style:font-name="Ubuntu" fo:font-size="10pt" officeooo:rsid="01757d93" officeooo:paragraph-rsid="01757d93" style:font-size-asian="10pt" style:font-size-complex="10pt"/>
    </style:style>
    <style:style style:name="P99" style:family="paragraph" style:parent-style-name="Standard">
      <style:text-properties style:font-name="Ubuntu" fo:font-size="10pt" officeooo:rsid="012ea4e7" officeooo:paragraph-rsid="016a1c28" style:font-size-asian="10pt" style:font-size-complex="10pt"/>
    </style:style>
    <style:style style:name="P100" style:family="paragraph" style:parent-style-name="Standard">
      <style:text-properties style:font-name="Ubuntu" fo:font-size="10pt" officeooo:rsid="016ca207" officeooo:paragraph-rsid="01688899" style:font-size-asian="10pt" style:font-size-complex="10pt"/>
    </style:style>
    <style:style style:name="P101" style:family="paragraph" style:parent-style-name="Standard">
      <style:text-properties style:font-name="Ubuntu" fo:font-size="10pt" officeooo:rsid="017c84b0" officeooo:paragraph-rsid="016e9918" style:font-size-asian="10pt" style:font-size-complex="10pt"/>
    </style:style>
    <style:style style:name="P102" style:family="paragraph" style:parent-style-name="Standard">
      <style:text-properties style:font-name="Ubuntu" fo:font-size="10pt" fo:font-weight="bold" officeooo:paragraph-rsid="003a7b78" style:font-size-asian="10pt" style:font-weight-asian="bold" style:font-size-complex="10pt" style:font-weight-complex="bold"/>
    </style:style>
    <style:style style:name="P103" style:family="paragraph" style:parent-style-name="Standard">
      <style:text-properties style:font-name="Ubuntu" fo:font-size="10pt" fo:font-weight="bold" officeooo:rsid="00163b02" officeooo:paragraph-rsid="00163b02" style:font-size-asian="10pt" style:font-weight-asian="bold" style:font-size-complex="10pt" style:font-weight-complex="bold"/>
    </style:style>
    <style:style style:name="P104" style:family="paragraph" style:parent-style-name="Standard">
      <style:text-properties style:font-name="Ubuntu" fo:font-size="10pt" fo:font-weight="bold" officeooo:rsid="00163b02" officeooo:paragraph-rsid="00b9ca03" style:font-size-asian="10pt" style:font-weight-asian="bold" style:font-size-complex="10pt" style:font-weight-complex="bold"/>
    </style:style>
    <style:style style:name="P105" style:family="paragraph" style:parent-style-name="Standard">
      <style:text-properties style:font-name="Ubuntu" fo:font-size="10pt" fo:font-weight="bold" officeooo:rsid="00163b02" officeooo:paragraph-rsid="00c1a3b8" style:font-size-asian="10pt" style:font-weight-asian="bold" style:font-size-complex="10pt" style:font-weight-complex="bold"/>
    </style:style>
    <style:style style:name="P106" style:family="paragraph" style:parent-style-name="Standard">
      <style:text-properties style:font-name="Ubuntu" fo:font-size="10pt" fo:font-weight="bold" officeooo:rsid="00a4182e" officeooo:paragraph-rsid="00a4182e" style:font-size-asian="10pt" style:font-weight-asian="bold" style:font-size-complex="10pt" style:font-weight-complex="bold"/>
    </style:style>
    <style:style style:name="P107" style:family="paragraph" style:parent-style-name="Standard">
      <style:text-properties style:font-name="Ubuntu" fo:font-size="10pt" fo:font-weight="normal" officeooo:paragraph-rsid="00244e2a" style:font-size-asian="10pt" style:font-weight-asian="normal" style:font-size-complex="10pt" style:font-weight-complex="normal"/>
    </style:style>
    <style:style style:name="P108" style:family="paragraph" style:parent-style-name="Standard">
      <style:text-properties style:font-name="Ubuntu" fo:font-size="10pt" fo:font-weight="normal" officeooo:paragraph-rsid="002c5d16" style:font-size-asian="10pt" style:font-weight-asian="normal" style:font-size-complex="10pt" style:font-weight-complex="normal"/>
    </style:style>
    <style:style style:name="P109" style:family="paragraph" style:parent-style-name="Standard">
      <style:text-properties style:font-name="Ubuntu" fo:font-size="10pt" fo:font-weight="normal" officeooo:paragraph-rsid="00276f21" style:font-size-asian="10pt" style:font-weight-asian="normal" style:font-size-complex="10pt" style:font-weight-complex="normal"/>
    </style:style>
    <style:style style:name="P110" style:family="paragraph" style:parent-style-name="Standard">
      <style:text-properties style:font-name="Ubuntu" fo:font-size="10pt" fo:font-weight="normal" officeooo:rsid="00244e2a" officeooo:paragraph-rsid="00244e2a" style:font-size-asian="10pt" style:font-weight-asian="normal" style:font-size-complex="10pt" style:font-weight-complex="normal"/>
    </style:style>
    <style:style style:name="P111" style:family="paragraph" style:parent-style-name="Standard">
      <style:text-properties style:font-name="Ubuntu" fo:font-size="10pt" fo:font-style="italic" officeooo:rsid="006eb3cc" officeooo:paragraph-rsid="0071c12b" style:font-size-asian="10pt" style:font-style-asian="italic" style:font-size-complex="10pt" style:font-style-complex="italic"/>
    </style:style>
    <style:style style:name="P112" style:family="paragraph" style:parent-style-name="Standard">
      <style:text-properties style:font-name="Ubuntu" fo:font-size="10pt" fo:font-style="italic" officeooo:rsid="01187f89" officeooo:paragraph-rsid="01187f89" style:font-size-asian="10pt" style:font-style-asian="italic" style:font-size-complex="10pt" style:font-style-complex="italic"/>
    </style:style>
    <style:style style:name="P113" style:family="paragraph" style:parent-style-name="Standard">
      <style:text-properties style:font-name="Ubuntu" fo:font-size="14pt" officeooo:paragraph-rsid="00163b02" style:font-size-asian="14pt" style:font-size-complex="14pt"/>
    </style:style>
    <style:style style:name="P114" style:family="paragraph" style:parent-style-name="Standard">
      <style:text-properties style:font-name="Ubuntu" fo:font-size="14pt" fo:font-weight="bold" officeooo:paragraph-rsid="00244e2a" style:font-size-asian="14pt" style:font-weight-asian="bold" style:font-size-complex="14pt" style:font-weight-complex="bold"/>
    </style:style>
    <style:style style:name="P115" style:family="paragraph" style:parent-style-name="Standard">
      <style:text-properties style:font-name="Ubuntu" fo:font-size="14pt" fo:font-weight="bold" officeooo:rsid="00883d48" officeooo:paragraph-rsid="00883d48" style:font-size-asian="12.25pt" style:font-weight-asian="bold" style:font-size-complex="14pt" style:font-weight-complex="bold"/>
    </style:style>
    <style:style style:name="P116" style:family="paragraph" style:parent-style-name="Standard">
      <style:paragraph-properties fo:text-align="center" style:justify-single-word="false"/>
      <style:text-properties style:font-name="Ubuntu" fo:font-size="16pt" fo:font-weight="bold" officeooo:rsid="00163b02" officeooo:paragraph-rsid="00163b02" style:font-size-asian="16pt" style:font-weight-asian="bold" style:font-size-complex="16pt" style:font-weight-complex="bold"/>
    </style:style>
    <style:style style:name="P117" style:family="paragraph" style:parent-style-name="Standard">
      <style:text-properties officeooo:paragraph-rsid="00244e2a"/>
    </style:style>
    <style:style style:name="P118" style:family="paragraph" style:parent-style-name="Standard">
      <style:text-properties officeooo:paragraph-rsid="00d816ff"/>
    </style:style>
    <style:style style:name="P119" style:family="paragraph" style:parent-style-name="Standard">
      <style:text-properties style:font-name="Ubuntu Mono" fo:font-size="10pt" officeooo:rsid="00163b02" officeooo:paragraph-rsid="01266b8e" style:font-size-asian="10pt" style:font-size-complex="10pt"/>
    </style:style>
    <style:style style:name="P120" style:family="paragraph" style:parent-style-name="Standard">
      <style:text-properties style:font-name="Ubuntu Mono" fo:font-size="10pt" officeooo:rsid="00fe6eba" officeooo:paragraph-rsid="0103e6c8" style:font-size-asian="10pt" style:font-size-complex="10pt"/>
    </style:style>
    <style:style style:name="P121" style:family="paragraph" style:parent-style-name="Standard">
      <style:text-properties style:font-name="Ubuntu Mono" fo:font-size="10pt" officeooo:rsid="01022625" officeooo:paragraph-rsid="00ff47e0" style:font-size-asian="10pt" style:font-size-complex="10pt"/>
    </style:style>
    <style:style style:name="P122" style:family="paragraph" style:parent-style-name="Standard">
      <style:text-properties style:font-name="Ubuntu Mono" fo:font-size="10pt" officeooo:rsid="01022625" officeooo:paragraph-rsid="01022625" style:font-size-asian="10pt" style:font-size-complex="10pt"/>
    </style:style>
    <style:style style:name="P123" style:family="paragraph" style:parent-style-name="Standard">
      <style:text-properties style:font-name="Ubuntu Mono" fo:font-size="10pt" officeooo:rsid="0104b91c" officeooo:paragraph-rsid="0104b91c" style:font-size-asian="10pt" style:font-size-complex="10pt"/>
    </style:style>
    <style:style style:name="P124" style:family="paragraph" style:parent-style-name="Standard">
      <style:text-properties style:font-name="Ubuntu Mono" fo:font-size="10pt" officeooo:rsid="01266b8e" officeooo:paragraph-rsid="01266b8e" style:font-size-asian="10pt" style:font-size-complex="10pt"/>
    </style:style>
    <style:style style:name="P125" style:family="paragraph" style:parent-style-name="Standard">
      <style:text-properties style:font-name="Ubuntu" fo:font-size="10pt" officeooo:rsid="00163b02" officeooo:paragraph-rsid="0156542d" style:font-size-asian="10pt" style:font-size-complex="10pt"/>
    </style:style>
    <style:style style:name="P126" style:family="paragraph" style:parent-style-name="Standard">
      <style:text-properties style:font-name="Ubuntu" fo:font-size="10pt" fo:font-weight="bold" officeooo:rsid="00163b02" officeooo:paragraph-rsid="017dd827" style:font-size-asian="10pt" style:font-weight-asian="bold" style:font-size-complex="10pt" style:font-weight-complex="bold"/>
    </style:style>
    <style:style style:name="P127" style:family="paragraph" style:parent-style-name="Standard">
      <style:text-properties officeooo:paragraph-rsid="017dd827"/>
    </style:style>
    <style:style style:name="T1" style:family="text">
      <style:text-properties officeooo:rsid="00163b02"/>
    </style:style>
    <style:style style:name="T2" style:family="text">
      <style:text-properties fo:font-weight="bold" style:font-weight-asian="bold" style:font-weight-complex="bold"/>
    </style:style>
    <style:style style:name="T3" style:family="text">
      <style:text-properties fo:font-weight="bold" officeooo:rsid="00163b02" style:font-weight-asian="bold" style:font-weight-complex="bold"/>
    </style:style>
    <style:style style:name="T4" style:family="text">
      <style:text-properties fo:font-weight="bold" officeooo:rsid="001b9698" style:font-weight-asian="bold" style:font-weight-complex="bold"/>
    </style:style>
    <style:style style:name="T5" style:family="text">
      <style:text-properties fo:font-weight="bold" officeooo:rsid="001bcae4" style:font-weight-asian="bold" style:font-weight-complex="bold"/>
    </style:style>
    <style:style style:name="T6" style:family="text">
      <style:text-properties fo:font-weight="bold" officeooo:rsid="00628540" style:font-weight-asian="bold" style:font-weight-complex="bold"/>
    </style:style>
    <style:style style:name="T7" style:family="text">
      <style:text-properties fo:font-weight="bold" officeooo:rsid="00a721fb" style:font-weight-asian="bold" style:font-weight-complex="bold"/>
    </style:style>
    <style:style style:name="T8" style:family="text">
      <style:text-properties fo:font-weight="bold" officeooo:rsid="00a6afef" style:font-weight-asian="bold" style:font-weight-complex="bold"/>
    </style:style>
    <style:style style:name="T9" style:family="text">
      <style:text-properties fo:font-weight="bold" officeooo:rsid="006aaa7b" style:font-weight-asian="bold" style:font-weight-complex="bold"/>
    </style:style>
    <style:style style:name="T10" style:family="text">
      <style:text-properties fo:font-weight="bold" officeooo:rsid="00f565b6" style:font-weight-asian="bold" style:font-weight-complex="bold"/>
    </style:style>
    <style:style style:name="T11" style:family="text">
      <style:text-properties style:font-name="Ubuntu" fo:font-size="10pt" officeooo:rsid="007aed7e" style:font-size-asian="10pt" style:font-size-complex="10pt"/>
    </style:style>
    <style:style style:name="T12" style:family="text">
      <style:text-properties style:font-name="Ubuntu" fo:font-size="10pt" officeooo:rsid="00815ccf" style:font-size-asian="10pt" style:font-size-complex="10pt"/>
    </style:style>
    <style:style style:name="T13" style:family="text">
      <style:text-properties style:font-name="Ubuntu" fo:font-size="10pt" officeooo:rsid="0082fcc8" style:font-size-asian="10pt" style:font-size-complex="10pt"/>
    </style:style>
    <style:style style:name="T14" style:family="text">
      <style:text-properties style:font-name="Ubuntu" fo:font-size="10pt" fo:font-weight="normal" officeooo:rsid="00244e2a" style:font-size-asian="10pt" style:font-weight-asian="normal" style:font-size-complex="10pt" style:font-weight-complex="normal"/>
    </style:style>
    <style:style style:name="T15" style:family="text">
      <style:text-properties style:font-name="Ubuntu" fo:font-size="10pt" fo:font-weight="normal" officeooo:rsid="007f9fd4" style:font-size-asian="10pt" style:font-weight-asian="normal" style:font-size-complex="10pt" style:font-weight-complex="normal"/>
    </style:style>
    <style:style style:name="T16" style:family="text">
      <style:text-properties style:font-name="Ubuntu" fo:font-size="10pt" fo:font-weight="normal" officeooo:rsid="003e2782" style:font-size-asian="10pt" style:font-weight-asian="normal" style:font-size-complex="10pt" style:font-weight-complex="normal"/>
    </style:style>
    <style:style style:name="T17" style:family="text">
      <style:text-properties style:font-name="Ubuntu" fo:font-size="10pt" fo:font-weight="normal" officeooo:rsid="017dd827" style:font-size-asian="10pt" style:font-weight-asian="normal" style:font-size-complex="10pt" style:font-weight-complex="normal"/>
    </style:style>
    <style:style style:name="T18" style:family="text">
      <style:text-properties style:font-name="Ubuntu" fo:font-size="10pt" fo:font-weight="normal" officeooo:rsid="017eed77" style:font-size-asian="10pt" style:font-weight-asian="normal" style:font-size-complex="10pt" style:font-weight-complex="normal"/>
    </style:style>
    <style:style style:name="T19" style:family="text">
      <style:text-properties style:font-name="Ubuntu" fo:font-size="10pt" fo:font-weight="normal" officeooo:rsid="0180e307" style:font-size-asian="10pt" style:font-weight-asian="normal" style:font-size-complex="10pt" style:font-weight-complex="normal"/>
    </style:style>
    <style:style style:name="T20" style:family="text">
      <style:text-properties style:font-name="Ubuntu" fo:font-size="10pt" fo:font-weight="normal" officeooo:rsid="01819e0d" style:font-size-asian="10pt" style:font-weight-asian="normal" style:font-size-complex="10pt" style:font-weight-complex="normal"/>
    </style:style>
    <style:style style:name="T21" style:family="text">
      <style:text-properties style:font-name="Ubuntu" fo:font-size="10pt" fo:font-weight="normal" officeooo:rsid="0182a956" style:font-size-asian="10pt" style:font-weight-asian="normal" style:font-size-complex="10pt" style:font-weight-complex="normal"/>
    </style:style>
    <style:style style:name="T22" style:family="text">
      <style:text-properties style:font-name="Ubuntu" fo:font-size="10pt" fo:font-weight="normal" officeooo:rsid="01846a60" style:font-size-asian="10pt" style:font-weight-asian="normal" style:font-size-complex="10pt" style:font-weight-complex="normal"/>
    </style:style>
    <style:style style:name="T23" style:family="text">
      <style:text-properties officeooo:rsid="0020ed9b"/>
    </style:style>
    <style:style style:name="T24" style:family="text">
      <style:text-properties officeooo:rsid="00244e2a"/>
    </style:style>
    <style:style style:name="T25" style:family="text">
      <style:text-properties officeooo:rsid="0025d273"/>
    </style:style>
    <style:style style:name="T26" style:family="text">
      <style:text-properties officeooo:rsid="00276f21"/>
    </style:style>
    <style:style style:name="T27" style:family="text">
      <style:text-properties officeooo:rsid="002a1ce2"/>
    </style:style>
    <style:style style:name="T28" style:family="text">
      <style:text-properties officeooo:rsid="002a55ed"/>
    </style:style>
    <style:style style:name="T29" style:family="text">
      <style:text-properties officeooo:rsid="002a9e56"/>
    </style:style>
    <style:style style:name="T30" style:family="text">
      <style:text-properties officeooo:rsid="002c5d16"/>
    </style:style>
    <style:style style:name="T31" style:family="text">
      <style:text-properties officeooo:rsid="002e3005"/>
    </style:style>
    <style:style style:name="T32" style:family="text">
      <style:text-properties fo:font-size="10pt" officeooo:rsid="00244e2a" style:font-size-asian="10pt" style:font-size-complex="10pt"/>
    </style:style>
    <style:style style:name="T33" style:family="text">
      <style:text-properties fo:font-size="10pt" officeooo:rsid="00289161" style:font-size-asian="10pt" style:font-size-complex="10pt"/>
    </style:style>
    <style:style style:name="T34" style:family="text">
      <style:text-properties fo:font-size="10pt" officeooo:rsid="002a1ce2" style:font-size-asian="10pt" style:font-size-complex="10pt"/>
    </style:style>
    <style:style style:name="T35" style:family="text">
      <style:text-properties fo:font-size="10pt" officeooo:rsid="00883d48" style:font-size-asian="10pt" style:font-size-complex="10pt"/>
    </style:style>
    <style:style style:name="T36" style:family="text">
      <style:text-properties fo:font-size="10pt" officeooo:rsid="00897a63" style:font-size-asian="10pt" style:font-size-complex="10pt"/>
    </style:style>
    <style:style style:name="T37" style:family="text">
      <style:text-properties fo:font-size="10pt" officeooo:rsid="008a0b88" style:font-size-asian="10pt" style:font-size-complex="10pt"/>
    </style:style>
    <style:style style:name="T38" style:family="text">
      <style:text-properties fo:font-size="10pt" officeooo:rsid="008af2e0" style:font-size-asian="10pt" style:font-size-complex="10pt"/>
    </style:style>
    <style:style style:name="T39" style:family="text">
      <style:text-properties officeooo:rsid="00332243"/>
    </style:style>
    <style:style style:name="T40" style:family="text">
      <style:text-properties officeooo:rsid="00337de2"/>
    </style:style>
    <style:style style:name="T41" style:family="text">
      <style:text-properties officeooo:rsid="00350ab9"/>
    </style:style>
    <style:style style:name="T42" style:family="text">
      <style:text-properties officeooo:rsid="0037c487"/>
    </style:style>
    <style:style style:name="T43" style:family="text">
      <style:text-properties officeooo:rsid="00380ea6"/>
    </style:style>
    <style:style style:name="T44" style:family="text">
      <style:text-properties officeooo:rsid="003a7b78"/>
    </style:style>
    <style:style style:name="T45" style:family="text">
      <style:text-properties officeooo:rsid="003a8c5a"/>
    </style:style>
    <style:style style:name="T46" style:family="text">
      <style:text-properties officeooo:rsid="003b082c"/>
    </style:style>
    <style:style style:name="T47" style:family="text">
      <style:text-properties officeooo:rsid="003e2782"/>
    </style:style>
    <style:style style:name="T48" style:family="text">
      <style:text-properties officeooo:rsid="00410763"/>
    </style:style>
    <style:style style:name="T49" style:family="text">
      <style:text-properties officeooo:rsid="0041fb92"/>
    </style:style>
    <style:style style:name="T50" style:family="text">
      <style:text-properties fo:font-style="italic" officeooo:rsid="006eb3cc" style:font-style-asian="italic" style:font-style-complex="italic"/>
    </style:style>
    <style:style style:name="T51" style:family="text">
      <style:text-properties fo:font-style="italic" officeooo:rsid="008df71c" style:font-style-asian="italic" style:font-style-complex="italic"/>
    </style:style>
    <style:style style:name="T52" style:family="text">
      <style:text-properties fo:font-style="italic" officeooo:rsid="0140aa35" style:font-style-asian="italic" style:font-style-complex="italic"/>
    </style:style>
    <style:style style:name="T53" style:family="text">
      <style:text-properties fo:font-weight="normal" officeooo:rsid="003e2782" style:font-weight-asian="normal" style:font-weight-complex="normal"/>
    </style:style>
    <style:style style:name="T54" style:family="text">
      <style:text-properties fo:font-weight="normal" officeooo:rsid="004e0e18" style:font-weight-asian="normal" style:font-weight-complex="normal"/>
    </style:style>
    <style:style style:name="T55" style:family="text">
      <style:text-properties fo:font-weight="normal" officeooo:rsid="004f971b" style:font-weight-asian="normal" style:font-weight-complex="normal"/>
    </style:style>
    <style:style style:name="T56" style:family="text">
      <style:text-properties fo:font-weight="normal" officeooo:rsid="00bf1ecd" style:font-weight-asian="normal" style:font-weight-complex="normal"/>
    </style:style>
    <style:style style:name="T57" style:family="text">
      <style:text-properties fo:font-weight="normal" officeooo:rsid="00bf27f3" style:font-weight-asian="normal" style:font-weight-complex="normal"/>
    </style:style>
    <style:style style:name="T58" style:family="text">
      <style:text-properties fo:font-weight="normal" officeooo:rsid="00bf64c1" style:font-weight-asian="normal" style:font-weight-complex="normal"/>
    </style:style>
    <style:style style:name="T59" style:family="text">
      <style:text-properties fo:font-weight="normal" officeooo:rsid="00c1af85" style:font-weight-asian="normal" style:font-weight-complex="normal"/>
    </style:style>
    <style:style style:name="T60" style:family="text">
      <style:text-properties fo:font-weight="normal" officeooo:rsid="00c45ba8" style:font-weight-asian="normal" style:font-weight-complex="normal"/>
    </style:style>
    <style:style style:name="T61" style:family="text">
      <style:text-properties fo:font-weight="normal" officeooo:rsid="00163b02" style:font-weight-asian="normal" style:font-weight-complex="normal"/>
    </style:style>
    <style:style style:name="T62" style:family="text">
      <style:text-properties fo:font-weight="normal" officeooo:rsid="0041b166" style:font-weight-asian="normal" style:font-weight-complex="normal"/>
    </style:style>
    <style:style style:name="T63" style:family="text">
      <style:text-properties fo:font-weight="normal" officeooo:rsid="005b7cf8" style:font-weight-asian="normal" style:font-weight-complex="normal"/>
    </style:style>
    <style:style style:name="T64" style:family="text">
      <style:text-properties fo:font-weight="normal" officeooo:rsid="00c8f403" style:font-weight-asian="normal" style:font-weight-complex="normal"/>
    </style:style>
    <style:style style:name="T65" style:family="text">
      <style:text-properties fo:font-weight="normal" officeooo:rsid="00c9f2c4" style:font-weight-asian="normal" style:font-weight-complex="normal"/>
    </style:style>
    <style:style style:name="T66" style:family="text">
      <style:text-properties fo:font-weight="normal" officeooo:rsid="00cbb98c" style:font-weight-asian="normal" style:font-weight-complex="normal"/>
    </style:style>
    <style:style style:name="T67" style:family="text">
      <style:text-properties fo:font-weight="normal" officeooo:rsid="00cda86e" style:font-weight-asian="normal" style:font-weight-complex="normal"/>
    </style:style>
    <style:style style:name="T68" style:family="text">
      <style:text-properties fo:font-weight="normal" officeooo:rsid="00d1864f" style:font-weight-asian="normal" style:font-weight-complex="normal"/>
    </style:style>
    <style:style style:name="T69" style:family="text">
      <style:text-properties fo:font-weight="normal" officeooo:rsid="00dc6fa7" style:font-weight-asian="normal" style:font-weight-complex="normal"/>
    </style:style>
    <style:style style:name="T70" style:family="text">
      <style:text-properties fo:font-weight="normal" officeooo:rsid="00e02a8e" style:font-weight-asian="normal" style:font-weight-complex="normal"/>
    </style:style>
    <style:style style:name="T71" style:family="text">
      <style:text-properties fo:font-weight="normal" officeooo:rsid="00e1372a" style:font-weight-asian="normal" style:font-weight-complex="normal"/>
    </style:style>
    <style:style style:name="T72" style:family="text">
      <style:text-properties fo:font-weight="normal" officeooo:rsid="00e1c5b1" style:font-weight-asian="normal" style:font-weight-complex="normal"/>
    </style:style>
    <style:style style:name="T73" style:family="text">
      <style:text-properties fo:font-weight="normal" officeooo:rsid="00e29719" style:font-weight-asian="normal" style:font-weight-complex="normal"/>
    </style:style>
    <style:style style:name="T74" style:family="text">
      <style:text-properties fo:font-weight="normal" officeooo:rsid="017eed77" style:font-weight-asian="normal" style:font-weight-complex="normal"/>
    </style:style>
    <style:style style:name="T75" style:family="text">
      <style:text-properties fo:font-weight="normal" officeooo:rsid="0186ce15" style:font-weight-asian="normal" style:font-weight-complex="normal"/>
    </style:style>
    <style:style style:name="T76" style:family="text">
      <style:text-properties officeooo:rsid="004d446d"/>
    </style:style>
    <style:style style:name="T77" style:family="text">
      <style:text-properties officeooo:rsid="004f971b"/>
    </style:style>
    <style:style style:name="T78" style:family="text">
      <style:text-properties officeooo:rsid="005050fa"/>
    </style:style>
    <style:style style:name="T79" style:family="text">
      <style:text-properties fo:font-size="14pt" fo:font-weight="bold" officeooo:rsid="0018cb35" style:font-size-asian="14pt" style:font-weight-asian="bold" style:font-size-complex="14pt" style:font-weight-complex="bold"/>
    </style:style>
    <style:style style:name="T80" style:family="text">
      <style:text-properties fo:font-size="14pt" fo:font-weight="bold" officeooo:rsid="00163b02" style:font-size-asian="14pt" style:font-weight-asian="bold" style:font-size-complex="14pt" style:font-weight-complex="bold"/>
    </style:style>
    <style:style style:name="T81" style:family="text">
      <style:text-properties officeooo:rsid="0055f99a"/>
    </style:style>
    <style:style style:name="T82" style:family="text">
      <style:text-properties officeooo:rsid="005611dd"/>
    </style:style>
    <style:style style:name="T83" style:family="text">
      <style:text-properties officeooo:rsid="0056467e"/>
    </style:style>
    <style:style style:name="T84" style:family="text">
      <style:text-properties officeooo:rsid="0057252f"/>
    </style:style>
    <style:style style:name="T85" style:family="text">
      <style:text-properties officeooo:rsid="005799ae"/>
    </style:style>
    <style:style style:name="T86" style:family="text">
      <style:text-properties officeooo:rsid="0058beab"/>
    </style:style>
    <style:style style:name="T87" style:family="text">
      <style:text-properties officeooo:rsid="0058f422"/>
    </style:style>
    <style:style style:name="T88" style:family="text">
      <style:text-properties officeooo:rsid="005a93c1"/>
    </style:style>
    <style:style style:name="T89" style:family="text">
      <style:text-properties officeooo:rsid="005b7cf8"/>
    </style:style>
    <style:style style:name="T90" style:family="text">
      <style:text-properties officeooo:rsid="0060241c"/>
    </style:style>
    <style:style style:name="T91" style:family="text">
      <style:text-properties officeooo:rsid="0069a58b"/>
    </style:style>
    <style:style style:name="T92" style:family="text">
      <style:text-properties officeooo:rsid="006eb3cc"/>
    </style:style>
    <style:style style:name="T93" style:family="text">
      <style:text-properties officeooo:rsid="0076dd62"/>
    </style:style>
    <style:style style:name="T94" style:family="text">
      <style:text-properties officeooo:rsid="007aed7e"/>
    </style:style>
    <style:style style:name="T95" style:family="text">
      <style:text-properties officeooo:rsid="00833eeb"/>
    </style:style>
    <style:style style:name="T96" style:family="text">
      <style:text-properties officeooo:rsid="00840af2"/>
    </style:style>
    <style:style style:name="T97" style:family="text">
      <style:text-properties officeooo:rsid="0084a234"/>
    </style:style>
    <style:style style:name="T98" style:family="text">
      <style:text-properties officeooo:rsid="00867b27"/>
    </style:style>
    <style:style style:name="T99" style:family="text">
      <style:text-properties officeooo:rsid="008af2e0"/>
    </style:style>
    <style:style style:name="T100" style:family="text">
      <style:text-properties officeooo:rsid="008be04a"/>
    </style:style>
    <style:style style:name="T101" style:family="text">
      <style:text-properties officeooo:rsid="008c1137"/>
    </style:style>
    <style:style style:name="T102" style:family="text">
      <style:text-properties officeooo:rsid="008df71c"/>
    </style:style>
    <style:style style:name="T103" style:family="text">
      <style:text-properties officeooo:rsid="008f1b57"/>
    </style:style>
    <style:style style:name="T104" style:family="text">
      <style:text-properties officeooo:rsid="008f3586"/>
    </style:style>
    <style:style style:name="T105" style:family="text">
      <style:text-properties officeooo:rsid="008fcacc"/>
    </style:style>
    <style:style style:name="T106" style:family="text">
      <style:text-properties officeooo:rsid="00a58766"/>
    </style:style>
    <style:style style:name="T107" style:family="text">
      <style:text-properties officeooo:rsid="00a6afef"/>
    </style:style>
    <style:style style:name="T108" style:family="text">
      <style:text-properties officeooo:rsid="00adf7ad"/>
    </style:style>
    <style:style style:name="T109" style:family="text">
      <style:text-properties officeooo:rsid="00b12ef4"/>
    </style:style>
    <style:style style:name="T110" style:family="text">
      <style:text-properties officeooo:rsid="00b24d26"/>
    </style:style>
    <style:style style:name="T111" style:family="text">
      <style:text-properties officeooo:rsid="00b32f25"/>
    </style:style>
    <style:style style:name="T112" style:family="text">
      <style:text-properties officeooo:rsid="00b41db0"/>
    </style:style>
    <style:style style:name="T113" style:family="text">
      <style:text-properties officeooo:rsid="00b54e67"/>
    </style:style>
    <style:style style:name="T114" style:family="text">
      <style:text-properties officeooo:rsid="00c1a3b8"/>
    </style:style>
    <style:style style:name="T115" style:family="text">
      <style:text-properties officeooo:rsid="00c57d8c"/>
    </style:style>
    <style:style style:name="T116" style:family="text">
      <style:text-properties officeooo:rsid="00cefeb3"/>
    </style:style>
    <style:style style:name="T117" style:family="text">
      <style:text-properties officeooo:rsid="00cfb384"/>
    </style:style>
    <style:style style:name="T118" style:family="text">
      <style:text-properties officeooo:rsid="00d2a616"/>
    </style:style>
    <style:style style:name="T119" style:family="text">
      <style:text-properties officeooo:rsid="00d4452f"/>
    </style:style>
    <style:style style:name="T120" style:family="text">
      <style:text-properties fo:font-style="normal" officeooo:rsid="00d92406" style:font-style-asian="normal" style:font-style-complex="normal"/>
    </style:style>
    <style:style style:name="T121" style:family="text">
      <style:text-properties fo:font-style="normal" officeooo:rsid="0140aa35" style:font-style-asian="normal" style:font-style-complex="normal"/>
    </style:style>
    <style:style style:name="T122" style:family="text">
      <style:text-properties fo:font-style="normal" officeooo:rsid="01432e4c" style:font-style-asian="normal" style:font-style-complex="normal"/>
    </style:style>
    <style:style style:name="T123" style:family="text">
      <style:text-properties fo:font-style="normal" officeooo:rsid="0144e429" style:font-style-asian="normal" style:font-style-complex="normal"/>
    </style:style>
    <style:style style:name="T124" style:family="text">
      <style:text-properties fo:font-style="normal" officeooo:rsid="01469466" style:font-style-asian="normal" style:font-style-complex="normal"/>
    </style:style>
    <style:style style:name="T125" style:family="text">
      <style:text-properties fo:font-style="normal" officeooo:rsid="0147f2e8" style:font-style-asian="normal" style:font-style-complex="normal"/>
    </style:style>
    <style:style style:name="T126" style:family="text">
      <style:text-properties fo:font-style="normal" officeooo:rsid="0148a68f" style:font-style-asian="normal" style:font-style-complex="normal"/>
    </style:style>
    <style:style style:name="T127" style:family="text">
      <style:text-properties fo:font-style="normal" officeooo:rsid="014a34a3" style:font-style-asian="normal" style:font-style-complex="normal"/>
    </style:style>
    <style:style style:name="T128" style:family="text">
      <style:text-properties officeooo:rsid="00e8a0bf"/>
    </style:style>
    <style:style style:name="T129" style:family="text">
      <style:text-properties officeooo:rsid="00e8f85d"/>
    </style:style>
    <style:style style:name="T130" style:family="text">
      <style:text-properties officeooo:rsid="00e9dd01"/>
    </style:style>
    <style:style style:name="T131" style:family="text">
      <style:text-properties officeooo:rsid="00eb9cea"/>
    </style:style>
    <style:style style:name="T132" style:family="text">
      <style:text-properties officeooo:rsid="00ece98a"/>
    </style:style>
    <style:style style:name="T133" style:family="text">
      <style:text-properties officeooo:rsid="00ed2421"/>
    </style:style>
    <style:style style:name="T134" style:family="text">
      <style:text-properties officeooo:rsid="00ed5c40"/>
    </style:style>
    <style:style style:name="T135" style:family="text">
      <style:text-properties officeooo:rsid="00ee0fee"/>
    </style:style>
    <style:style style:name="T136" style:family="text">
      <style:text-properties officeooo:rsid="00ef1ce0"/>
    </style:style>
    <style:style style:name="T137" style:family="text">
      <style:text-properties officeooo:rsid="00f0ee5f"/>
    </style:style>
    <style:style style:name="T138" style:family="text">
      <style:text-properties officeooo:rsid="00f146f1"/>
    </style:style>
    <style:style style:name="T139" style:family="text">
      <style:text-properties officeooo:rsid="00f1efae"/>
    </style:style>
    <style:style style:name="T140" style:family="text">
      <style:text-properties officeooo:rsid="00f365fb"/>
    </style:style>
    <style:style style:name="T141" style:family="text">
      <style:text-properties officeooo:rsid="00f6a63d"/>
    </style:style>
    <style:style style:name="T142" style:family="text">
      <style:text-properties officeooo:rsid="00f88426"/>
    </style:style>
    <style:style style:name="T143" style:family="text">
      <style:text-properties officeooo:rsid="00f9cbe7"/>
    </style:style>
    <style:style style:name="T144" style:family="text">
      <style:text-properties officeooo:rsid="00fa6038"/>
    </style:style>
    <style:style style:name="T145" style:family="text">
      <style:text-properties officeooo:rsid="00fc45c0"/>
    </style:style>
    <style:style style:name="T146" style:family="text">
      <style:text-properties officeooo:rsid="00fc5d11"/>
    </style:style>
    <style:style style:name="T147" style:family="text">
      <style:text-properties officeooo:rsid="00fcdf2a"/>
    </style:style>
    <style:style style:name="T148" style:family="text">
      <style:text-properties officeooo:rsid="00fd157b"/>
    </style:style>
    <style:style style:name="T149" style:family="text">
      <style:text-properties style:font-name="Ubuntu Mono" officeooo:rsid="01022625"/>
    </style:style>
    <style:style style:name="T150" style:family="text">
      <style:text-properties style:font-name="Ubuntu Mono" officeooo:rsid="0105d0bd"/>
    </style:style>
    <style:style style:name="T151" style:family="text">
      <style:text-properties style:font-name="Ubuntu Mono" officeooo:rsid="01073d5a"/>
    </style:style>
    <style:style style:name="T152" style:family="text">
      <style:text-properties style:font-name="Ubuntu Mono" officeooo:rsid="0108c6d9"/>
    </style:style>
    <style:style style:name="T153" style:family="text">
      <style:text-properties officeooo:rsid="00ff47e0"/>
    </style:style>
    <style:style style:name="T154" style:family="text">
      <style:text-properties officeooo:rsid="0100ad71"/>
    </style:style>
    <style:style style:name="T155" style:family="text">
      <style:text-properties officeooo:rsid="01018650"/>
    </style:style>
    <style:style style:name="T156" style:family="text">
      <style:text-properties officeooo:rsid="01022625"/>
    </style:style>
    <style:style style:name="T157" style:family="text">
      <style:text-properties officeooo:rsid="01050e5c"/>
    </style:style>
    <style:style style:name="T158" style:family="text">
      <style:text-properties officeooo:rsid="0105276b"/>
    </style:style>
    <style:style style:name="T159" style:family="text">
      <style:text-properties officeooo:rsid="010ac427"/>
    </style:style>
    <style:style style:name="T160" style:family="text">
      <style:text-properties officeooo:rsid="010dffc5"/>
    </style:style>
    <style:style style:name="T161" style:family="text">
      <style:text-properties officeooo:rsid="010fe339"/>
    </style:style>
    <style:style style:name="T162" style:family="text">
      <style:text-properties officeooo:rsid="011125b6"/>
    </style:style>
    <style:style style:name="T163" style:family="text">
      <style:text-properties officeooo:rsid="0111a178"/>
    </style:style>
    <style:style style:name="T164" style:family="text">
      <style:text-properties officeooo:rsid="01136dce"/>
    </style:style>
    <style:style style:name="T165" style:family="text">
      <style:text-properties officeooo:rsid="01141cfb"/>
    </style:style>
    <style:style style:name="T166" style:family="text">
      <style:text-properties officeooo:rsid="0114fd48"/>
    </style:style>
    <style:style style:name="T167" style:family="text">
      <style:text-properties officeooo:rsid="01152869"/>
    </style:style>
    <style:style style:name="T168" style:family="text">
      <style:text-properties officeooo:rsid="01164165"/>
    </style:style>
    <style:style style:name="T169" style:family="text">
      <style:text-properties officeooo:rsid="0116c4ef"/>
    </style:style>
    <style:style style:name="T170" style:family="text">
      <style:text-properties officeooo:rsid="01198f2d"/>
    </style:style>
    <style:style style:name="T171" style:family="text">
      <style:text-properties officeooo:rsid="011b62e2"/>
    </style:style>
    <style:style style:name="T172" style:family="text">
      <style:text-properties officeooo:rsid="011b852a"/>
    </style:style>
    <style:style style:name="T173" style:family="text">
      <style:text-properties officeooo:rsid="011d2ccc"/>
    </style:style>
    <style:style style:name="T174" style:family="text">
      <style:text-properties officeooo:rsid="011f0d6d"/>
    </style:style>
    <style:style style:name="T175" style:family="text">
      <style:text-properties officeooo:rsid="011fb0b6"/>
    </style:style>
    <style:style style:name="T176" style:family="text">
      <style:text-properties officeooo:rsid="01220c63"/>
    </style:style>
    <style:style style:name="T177" style:family="text">
      <style:text-properties officeooo:rsid="01232892"/>
    </style:style>
    <style:style style:name="T178" style:family="text">
      <style:text-properties officeooo:rsid="0123ae81"/>
    </style:style>
    <style:style style:name="T179" style:family="text">
      <style:text-properties officeooo:rsid="012426de"/>
    </style:style>
    <style:style style:name="T180" style:family="text">
      <style:text-properties officeooo:rsid="012426f0"/>
    </style:style>
    <style:style style:name="T181" style:family="text">
      <style:text-properties officeooo:rsid="01250e42"/>
    </style:style>
    <style:style style:name="T182" style:family="text">
      <style:text-properties officeooo:rsid="01266b8e"/>
    </style:style>
    <style:style style:name="T183" style:family="text">
      <style:text-properties officeooo:rsid="01275c40"/>
    </style:style>
    <style:style style:name="T184" style:family="text">
      <style:text-properties officeooo:rsid="01292ffa"/>
    </style:style>
    <style:style style:name="T185" style:family="text">
      <style:text-properties officeooo:rsid="012aaafa"/>
    </style:style>
    <style:style style:name="T186" style:family="text">
      <style:text-properties officeooo:rsid="012b09cd"/>
    </style:style>
    <style:style style:name="T187" style:family="text">
      <style:text-properties officeooo:rsid="0135b055"/>
    </style:style>
    <style:style style:name="T188" style:family="text">
      <style:text-properties officeooo:rsid="0137a690"/>
    </style:style>
    <style:style style:name="T189" style:family="text">
      <style:text-properties officeooo:rsid="01398353"/>
    </style:style>
    <style:style style:name="T190" style:family="text">
      <style:text-properties officeooo:rsid="0139f4cb"/>
    </style:style>
    <style:style style:name="T191" style:family="text">
      <style:text-properties officeooo:rsid="013b2096"/>
    </style:style>
    <style:style style:name="T192" style:family="text">
      <style:text-properties officeooo:rsid="013ca4a9"/>
    </style:style>
    <style:style style:name="T193" style:family="text">
      <style:text-properties officeooo:rsid="013dec93"/>
    </style:style>
    <style:style style:name="T194" style:family="text">
      <style:text-properties officeooo:rsid="013e95b3"/>
    </style:style>
    <style:style style:name="T195" style:family="text">
      <style:text-properties officeooo:rsid="013f0365"/>
    </style:style>
    <style:style style:name="T196" style:family="text">
      <style:text-properties officeooo:rsid="0140360f"/>
    </style:style>
    <style:style style:name="T197" style:family="text">
      <style:text-properties officeooo:rsid="0140aa35"/>
    </style:style>
    <style:style style:name="T198" style:family="text">
      <style:text-properties officeooo:rsid="01421dcf"/>
    </style:style>
    <style:style style:name="T199" style:family="text">
      <style:text-properties officeooo:rsid="014bea1e"/>
    </style:style>
    <style:style style:name="T200" style:family="text">
      <style:text-properties officeooo:rsid="014cc5b2"/>
    </style:style>
    <style:style style:name="T201" style:family="text">
      <style:text-properties officeooo:rsid="014e9ba9"/>
    </style:style>
    <style:style style:name="T202" style:family="text">
      <style:text-properties officeooo:rsid="01509023"/>
    </style:style>
    <style:style style:name="T203" style:family="text">
      <style:text-properties officeooo:rsid="015099db"/>
    </style:style>
    <style:style style:name="T204" style:family="text">
      <style:text-properties officeooo:rsid="0156542d"/>
    </style:style>
    <style:style style:name="T205" style:family="text">
      <style:text-properties officeooo:rsid="0157070a"/>
    </style:style>
    <style:style style:name="T206" style:family="text">
      <style:text-properties officeooo:rsid="0157d487"/>
    </style:style>
    <style:style style:name="T207" style:family="text">
      <style:text-properties officeooo:rsid="01593eb7"/>
    </style:style>
    <style:style style:name="T208" style:family="text">
      <style:text-properties officeooo:rsid="015b170e"/>
    </style:style>
    <style:style style:name="T209" style:family="text">
      <style:text-properties officeooo:rsid="015da931"/>
    </style:style>
    <style:style style:name="T210" style:family="text">
      <style:text-properties officeooo:rsid="015f83d1"/>
    </style:style>
    <style:style style:name="T211" style:family="text">
      <style:text-properties officeooo:rsid="016136ea"/>
    </style:style>
    <style:style style:name="T212" style:family="text">
      <style:text-properties officeooo:rsid="0161a726"/>
    </style:style>
    <style:style style:name="T213" style:family="text">
      <style:text-properties officeooo:rsid="0163293e"/>
    </style:style>
    <style:style style:name="T214" style:family="text">
      <style:text-properties officeooo:rsid="01651194"/>
    </style:style>
    <style:style style:name="T215" style:family="text">
      <style:text-properties officeooo:rsid="0166f7b4"/>
    </style:style>
    <style:style style:name="T216" style:family="text">
      <style:text-properties officeooo:rsid="016744e4"/>
    </style:style>
    <style:style style:name="T217" style:family="text">
      <style:text-properties officeooo:rsid="01677944"/>
    </style:style>
    <style:style style:name="T218" style:family="text">
      <style:text-properties officeooo:rsid="016aa05b"/>
    </style:style>
    <style:style style:name="T219" style:family="text">
      <style:text-properties officeooo:rsid="016ca207"/>
    </style:style>
    <style:style style:name="T220" style:family="text">
      <style:text-properties officeooo:rsid="016e9918"/>
    </style:style>
    <style:style style:name="T221" style:family="text">
      <style:text-properties officeooo:rsid="016f39b8"/>
    </style:style>
    <style:style style:name="T222" style:family="text">
      <style:text-properties officeooo:rsid="016fceb8"/>
    </style:style>
    <style:style style:name="T223" style:family="text">
      <style:text-properties officeooo:rsid="01704870"/>
    </style:style>
    <style:style style:name="T224" style:family="text">
      <style:text-properties officeooo:rsid="0170ef5d"/>
    </style:style>
    <style:style style:name="T225" style:family="text">
      <style:text-properties officeooo:rsid="01722b85"/>
    </style:style>
    <style:style style:name="T226" style:family="text">
      <style:text-properties officeooo:rsid="0172bcf9"/>
    </style:style>
    <style:style style:name="T227" style:family="text">
      <style:text-properties officeooo:rsid="0178b377"/>
    </style:style>
    <style:style style:name="T228" style:family="text">
      <style:text-properties officeooo:rsid="017996f9"/>
    </style:style>
    <style:style style:name="T229" style:family="text">
      <style:text-properties officeooo:rsid="017a07fd"/>
    </style:style>
    <style:style style:name="T230" style:family="text">
      <style:text-properties officeooo:rsid="017a4bc5"/>
    </style:style>
    <style:style style:name="T231" style:family="text">
      <style:text-properties officeooo:rsid="017c2671"/>
    </style:style>
    <style:style style:name="T232" style:family="text">
      <style:text-properties officeooo:rsid="017c79b0"/>
    </style:style>
    <style:style style:name="T233" style:family="text">
      <style:text-properties officeooo:rsid="017c84b0"/>
    </style:style>
    <style:style style:name="T234" style:family="text">
      <style:text-properties officeooo:rsid="017cb086"/>
    </style:style>
    <style:style style:name="T235" style:family="text">
      <style:text-properties officeooo:rsid="017dd827"/>
    </style:style>
    <style:style style:name="T236" style:family="text">
      <style:text-properties officeooo:rsid="01860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Networked Interfaces Workshop</text:p>
      <text:p text:style-name="P3"/>
      <text:p text:style-name="P21">Chad McKinney </text:p>
      <text:p text:style-name="P55">C.Mckinney@sussex.ac.uk</text:p>
      <text:p text:style-name="P1"><text:a xlink:type="simple" xlink:href="http://www.chadmckinneyaudio.com/"><text:span text:style-name="T13">www.chadmckinneyaudio.com</text:span></text:a></text:p>
      <text:p text:style-name="P1"><text:a xlink:type="simple" xlink:href="http://www.glitchlich.com/"><text:span text:style-name="T13">www.glitchlich.com</text:span></text:a></text:p>
      <text:p text:style-name="P10"><text:a xlink:type="simple" xlink:href="https://github.com/ChadMcKinney"><text:span text:style-name="T23">https://github.com/ChadMcKinney</text:span></text:a></text:p>
      <text:p text:style-name="P3"/>
      <text:p text:style-name="P3"/>
      <text:p text:style-name="P115">First, Let's Make Some Noise</text:p>
      <text:p text:style-name="P7"><text:span text:style-name="T36">John Bischoff's Aperture </text:span><text:span text:style-name="T37">using Phil Burk's PureJSyn</text:span></text:p>
      <text:p text:style-name="P6"><text:a xlink:type="simple" xlink:href="http://www.transjam.com/aperture/aperture_client.html"><text:span text:style-name="T35">http://www.transjam.com/aperture/aperture_client.html</text:span></text:a></text:p>
      <text:p text:style-name="P94"/>
      <text:p text:style-name="P94"/>
      <text:p text:style-name="P97">Ok now we need to grab some software if you don't have it already. We'll need:</text:p>
      <text:p text:style-name="P98">Documents for this workshop: </text:p>
      <text:p text:style-name="P95"><text:span text:style-name="T225">Processing<text:tab/></text:span><text:a xlink:type="simple" xlink:href="http://www.processing.org/"><text:span text:style-name="T225">http://www.processing.org/</text:span></text:a></text:p>
      <text:p text:style-name="P96"><text:span text:style-name="T225">SuperCollider<text:tab/></text:span><text:a xlink:type="simple" xlink:href="http://supercollider.sourceforge.net/"><text:span text:style-name="T226">http://supercollider.sourceforge.net/</text:span></text:a></text:p>
      <text:p text:style-name="P21"/>
      <text:p text:style-name="P9"><text:span text:style-name="T79">A </text:span><text:span text:style-name="T80">Brief Introduction to networking concepts</text:span><text:span text:style-name="T1"> </text:span></text:p>
      <text:p text:style-name="P22"/>
      <text:p text:style-name="P19"><text:span text:style-name="T51">Warning</text:span><text:span text:style-name="T102">: Networking often means lots of </text:span><text:span text:style-name="T103">programming. </text:span><text:span text:style-name="T104">This isn't bad, but you just have to be prepared to put in more work than for a non-networked piece/system/interface/game/whatever.</text:span></text:p>
      <text:p text:style-name="P22"/>
      <text:p text:style-name="P69"><text:span text:style-name="T2">IP Address</text:span><text:span text:style-name="T53"> – </text:span><text:span text:style-name="T108">Address of a computer in a network.</text:span></text:p>
      <text:p text:style-name="P70"/>
      <text:p text:style-name="P71"><text:span text:style-name="T9">Port</text:span><text:span text:style-name="T53"> – </text:span><text:span text:style-name="T75">Application</text:span><text:span text:style-name="T109"> specific endpoint, think of it like a channel on a TV. </text:span><text:span text:style-name="T53"><text:s/></text:span></text:p>
      <text:p text:style-name="P22"/>
      <text:p text:style-name="P27"><text:span text:style-name="T2">TCP</text:span><text:span text:style-name="T53"> – </text:span><text:span text:style-name="T110">Transmission Control Protocol is </text:span><text:span text:style-name="T111">reliable and error-checked delivery of packets</text:span></text:p>
      <text:p text:style-name="P22"/>
      <text:p text:style-name="P27"><text:span text:style-name="T2">UDP</text:span><text:span text:style-name="T53"> – </text:span><text:span text:style-name="T112">User Datagram Protocol is </text:span><text:span text:style-name="T113">a minimal protocol that emphasizes overall speed instead of packet </text:span></text:p>
      <text:p text:style-name="P77">integrity.</text:p>
      <text:p text:style-name="P21"/>
      <text:p text:style-name="P104">OSC<text:span text:style-name="T53"> – </text:span><text:span text:style-name="T56">Open Sound Control is a message format that can be </text:span><text:span text:style-name="T58">implemented</text:span><text:span text:style-name="T56"> with eith</text:span><text:span text:style-name="T57">er</text:span><text:span text:style-name="T56"> TCP or UDP and is often used in music software.</text:span></text:p>
      <text:p text:style-name="P21"/>
      <text:p text:style-name="P37"><text:span text:style-name="T133">It's important to understand the structure of an OSC message. <text:s/></text:span><text:span text:style-name="T134">OSC messages begin with a</text:span><text:span text:style-name="T139">n address pattern</text:span><text:span text:style-name="T134"> indicating the type of message being sent. </text:span><text:span text:style-name="T140">This is followed by </text:span><text:span text:style-name="T134">a stream o</text:span><text:span text:style-name="T140">f</text:span><text:span text:style-name="T134"> values. At the lowest level these values are paired with type tags to identify their type, especially important in strongly typed languages. </text:span><text:span text:style-name="T135">When using an OSC library this is mostly taken care of for you.</text:span></text:p>
      <text:p text:style-name="P21"/>
      <text:p text:style-name="P65">There's tons more to networking, but this is enough to get us going.</text:p>
      <text:p text:style-name="P21"/>
      <text:p text:style-name="P113"><text:span text:style-name="T10">Beginning with</text:span><text:span text:style-name="T3"> OSC</text:span><text:span text:style-name="T1"> </text:span></text:p>
      <text:p text:style-name="P21"/>
      <text:p text:style-name="P35"><text:span text:style-name="T128">First make sure you have the </text:span><text:span text:style-name="T129">o</text:span><text:span text:style-name="T128">scP5 library for Processing. Once you have that open up the </text:span><text:span text:style-name="T130">oscP5sendReceive </text:span><text:span text:style-name="T131">project </text:span><text:span text:style-name="T141">in processing </text:span><text:span text:style-name="T132">and run it. Look over the code and </text:span><text:span text:style-name="T142">try to find</text:span><text:span text:style-name="T132"> a few things:</text:span></text:p>
      <text:p text:style-name="P78"/>
      <text:p text:style-name="P36"><text:span text:style-name="T132">1. </text:span><text:span text:style-name="T136">What IP address are we sending messages to?</text:span></text:p>
      <text:p text:style-name="P36"><text:span text:style-name="T132">2. </text:span><text:span text:style-name="T137">What port are we listening on?</text:span></text:p>
      <text:p text:style-name="P36"><text:span text:style-name="T132">3. </text:span><text:span text:style-name="T138">What </text:span><text:span text:style-name="T143">address pattern</text:span><text:span text:style-name="T138"> is being used for the OSC message?</text:span></text:p>
      <text:p text:style-name="P79"/>
      <text:p text:style-name="P38"><text:span text:style-name="T144">Once we've figured this out grab a neighbor. Networking is collaborative! </text:span><text:span text:style-name="T145">Exchange IP addresses and change the code </text:span><text:span text:style-name="T146">accordingly (this may take a little consideration). </text:span><text:span text:style-name="T147">Set it up in such a way that you trigger not your own program to post, but the partners </text:span><text:span text:style-name="T148">and vice-versa.</text:span></text:p>
      <text:p text:style-name="P21"/>
      <text:p text:style-name="P80">Extend your programs by adding functionality based on the address pattern of a received message. You could respond by sending your own message, or even delay your response by using something like:</text:p>
      <text:p text:style-name="P81"><text:tab/></text:p>
      <text:p text:style-name="P120"><text:tab/>delay(1000); // milliseconds</text:p>
      <text:p text:style-name="P80"/>
      <text:p text:style-name="P39"><text:soft-page-break/><text:span text:style-name="T153">Next add a boolean to the project </text:span><text:span text:style-name="T154">indicating that a message with a given address has been received. </text:span><text:span text:style-name="T159">You can do this by having the oscEvent method test it to true. </text:span><text:span text:style-name="T155">In the draw loop draw something, say a rect, but only if </text:span><text:span text:style-name="T156">the message has been received, and subsequently set the boolean to false. For example:</text:span></text:p>
      <text:p text:style-name="P121"/>
      <text:p text:style-name="P121"/>
      <text:p text:style-name="P121"/>
      <text:p text:style-name="P121"/>
      <text:p text:style-name="P122">boolean testMsg = false;</text:p>
      <text:p text:style-name="P122"/>
      <text:p text:style-name="P122">// setup code here</text:p>
      <text:p text:style-name="P122">...</text:p>
      <text:p text:style-name="P122">// finally</text:p>
      <text:p text:style-name="P122"/>
      <text:p text:style-name="P122">void draw()<text:line-break/>{</text:p>
      <text:p text:style-name="P40"><text:span text:style-name="T149"><text:s text:c="4"/></text:span><text:span text:style-name="T150">background(255, 255, 255, 200); // </text:span><text:span text:style-name="T151">Fadeou</text:span><text:span text:style-name="T152">t background</text:span></text:p>
      <text:p text:style-name="P122"/>
      <text:p text:style-name="P122"><text:s text:c="4"/>if(testMsg)</text:p>
      <text:p text:style-name="P122"><text:s text:c="4"/>{</text:p>
      <text:p text:style-name="P122"><text:s text:c="8"/>rect(20, 20, 50, 50);</text:p>
      <text:p text:style-name="P123"><text:s text:c="8"/>testMsg = false</text:p>
      <text:p text:style-name="P122"><text:s text:c="4"/>}</text:p>
      <text:p text:style-name="P122">}</text:p>
      <text:p text:style-name="P21"/>
      <text:p text:style-name="P41"><text:span text:style-name="T157">If all goes well </text:span><text:span text:style-name="T158">you should draw a rectangle but only when a message has been received. </text:span></text:p>
      <text:p text:style-name="P82"/>
      <text:p text:style-name="P42"><text:span text:style-name="T160">After you've played with that for a while we're going to move on and open up the oscP5plug </text:span><text:span text:style-name="T161">example.</text:span><text:span text:style-name="T162"> In this example we're going to be adding arguments to our messages. </text:span><text:span text:style-name="T163">Arguments are important because they give content to your messages. </text:span><text:span text:style-name="T164">Note how arguments are added to an OscMessage using the add method. </text:span><text:span text:style-name="T165">What kinds of objects do you think can be added to an OscMessage?</text:span></text:p>
      <text:p text:style-name="P83"/>
      <text:p text:style-name="P112">TANGENT!</text:p>
      <text:p text:style-name="P43"><text:span text:style-name="T166">Now would be a good time to check </text:span><text:a xlink:type="simple" xlink:href="http://opensoundcontrol.org/"><text:span text:style-name="T166">http://opensoundcontrol.org/</text:span></text:a></text:p>
      <text:p text:style-name="P44"><text:span text:style-name="T167">You'll find the available types here: </text:span><text:a xlink:type="simple" xlink:href="http://opensoundcontrol.org/spec-1_0"><text:span text:style-name="T167">http://opensoundcontrol.org/spec-1_0</text:span></text:a></text:p>
      <text:p text:style-name="P84"/>
      <text:p text:style-name="P45"><text:span text:style-name="T168">So you're quite limited. No sending arbitrary objects of various classes. This means you have to think carefully about how to describe your communications in the network. </text:span><text:span text:style-name="T169">Back to the example </text:span><text:span text:style-name="T170">(future)</text:span><text:span text:style-name="T169">.</text:span></text:p>
      <text:p text:style-name="P21"/>
      <text:p text:style-name="P46"><text:span text:style-name="T171">The plug method is important here because it allows you to easily link an address pattern with a callback function. </text:span><text:span text:style-name="T172">This means that parsing is much easier. You don't have to match </text:span><text:span text:style-name="T173">various strings oscP5 does all the hard work for you. </text:span><text:span text:style-name="T174">Lets set up a similar drawing response in our previous program, but now being called in the test function </text:span><text:span text:style-name="T175">(or you could make your own and call it something more apt, like drawRect)</text:span><text:span text:style-name="T174">. </text:span></text:p>
      <text:p text:style-name="P85"/>
      <text:p text:style-name="P47"><text:span text:style-name="T176">Now lets add some information, such as </text:span><text:span text:style-name="T177">position. </text:span><text:span text:style-name="T178">At the top, next to your boolean we're going to add two more variables, this time integers. Then in the draw loop we'll use those two integers for our x and y values in the rect() method. Penultimately, </text:span><text:span text:style-name="T179">declare those integers to the values of theA and theB </text:span><text:span text:style-name="T180">in your callbackfunction (test by default). </text:span><text:span text:style-name="T178">Finally, <text:s/>we'll need to replace the current values in msg.add with mouseX and mouseY. </text:span><text:span text:style-name="T181">Something along these lines </text:span><text:span text:style-name="T183">of this:</text:span></text:p>
      <text:p text:style-name="P86"/>
      <text:p text:style-name="P124">boolean drawRect = false;</text:p>
      <text:p text:style-name="P124">int rectX, rectY;</text:p>
      <text:p text:style-name="P119"><text:span text:style-name="T182">// </text:span><text:span text:style-name="T184">SETUP CODE HERE</text:span></text:p>
      <text:p text:style-name="P124">public void test(int theA, int theB) {</text:p>
      <text:p text:style-name="P124"><text:s text:c="2"/>drawRect = true;</text:p>
      <text:p text:style-name="P124"><text:s text:c="2"/>rectX = theA;</text:p>
      <text:p text:style-name="P124"><text:s text:c="2"/>rectY = theB;</text:p>
      <text:p text:style-name="P124">}</text:p>
      <text:p text:style-name="P124"/>
      <text:p text:style-name="P124">void draw() {</text:p>
      <text:p text:style-name="P124"><text:s text:c="2"/>background(0);</text:p>
      <text:p text:style-name="P124"><text:s text:c="2"/>if(drawRect)</text:p>
      <text:p text:style-name="P124"><text:s text:c="2"/>{</text:p>
      <text:p text:style-name="P124"><text:s text:c="4"/>rect(rectX, rectY, 50, 50);</text:p>
      <text:p text:style-name="P124"><text:s text:c="4"/>drawRect = false;</text:p>
      <text:p text:style-name="P124"><text:s text:c="2"/>} <text:s/></text:p>
      <text:p text:style-name="P124">}</text:p>
      <text:p text:style-name="P124"/>
      <text:p text:style-name="P124">void mousePressed() {</text:p>
      <text:p text:style-name="P124"><text:soft-page-break/><text:s text:c="2"/>OscMessage myMessage = new OscMessage("/test");</text:p>
      <text:p text:style-name="P124"><text:s text:c="2"/>myMessage.add(mouseX); /* add an int to the osc message */</text:p>
      <text:p text:style-name="P124"><text:s text:c="2"/>myMessage.add(mouseY); /* add a second int to the osc message */</text:p>
      <text:p text:style-name="P124"><text:s text:c="2"/>oscP5.send(myMessage, myRemoteLocation); </text:p>
      <text:p text:style-name="P124">}</text:p>
      <text:p text:style-name="P54"><text:span text:style-name="T185">If all goes well you should be able to draw rectangles based on your mouse position. If you haven't done so already now is a good time to exchange ip addresses with a neighbor </text:span><text:span text:style-name="T186">and draw on each other's screens with your mouse. </text:span><text:span text:style-name="T218">How do you think you could make the rectangles act more like permanent objects that are create, moved, and removed with different commands? Can you think of a way to make it so that both players could control the same rectangle? </text:span></text:p>
      <text:p text:style-name="P88"/>
      <text:p text:style-name="P88"/>
      <text:p text:style-name="P99">When you get down to it, this is about it when it comes to networking. It's just messages and data. The tricky part is what you do with it, and how you deal with all of the problems that networking introduces.</text:p>
      <text:p text:style-name="P87"/>
      <text:p text:style-name="P113"><text:span text:style-name="T3">Issues and </text:span><text:span text:style-name="T5">Idiosyncrasies</text:span><text:span text:style-name="T3"> Of Net</text:span><text:span text:style-name="T4">work</text:span><text:span text:style-name="T3">ed Interfaces</text:span><text:span text:style-name="T1"> </text:span></text:p>
      <text:p text:style-name="P21"/>
      <text:p text:style-name="P74"><text:span text:style-name="T6">Network Topologies</text:span><text:span text:style-name="T1"> </text:span></text:p>
      <text:p text:style-name="P49"/>
      <text:p text:style-name="P74"><text:span text:style-name="T61">Hu</text:span><text:span text:style-name="T62">b</text:span><text:span text:style-name="T53"> – </text:span><text:span text:style-name="T54">Hub networks use a central server as a </text:span><text:span text:style-name="T55">focal point of communication between the peers. Examples include </text:span><text:span text:style-name="T48">T</text:span><text:span text:style-name="T1">he Hub </text:span><text:span text:style-name="T77">(</text:span><text:span text:style-name="T1"> specifically </text:span><text:span text:style-name="T77">the </text:span><text:span text:style-name="T1">early era</text:span><text:span text:style-name="T77">) and</text:span><text:span text:style-name="T1"> </text:span><text:span text:style-name="T49">Glitch Lich. </text:span><text:span text:style-name="T191">Note: servers are a point of failure. If a server goes down, everyone goes down with it.</text:span></text:p>
      <text:p text:style-name="P49"/>
      <text:p text:style-name="P74"><text:span text:style-name="T61">Mesh</text:span><text:span text:style-name="T47"> – </text:span><text:span text:style-name="T78">Mesh networks </text:span><text:span text:style-name="T81">utilize</text:span><text:span text:style-name="T78"> peer to peer communication. </text:span><text:span text:style-name="T82">The live coding band </text:span><text:span text:style-name="T1">Slub </text:span><text:span text:style-name="T83">uses</text:span><text:span text:style-name="T76"> simple duo mesh ne</text:span><text:span text:style-name="T89">t</text:span><text:span text:style-name="T76">work. </text:span><text:span text:style-name="T84">Larger groups such </text:span><text:span text:style-name="T1">The League of Automatic Music Composers, Later Hub, </text:span><text:span text:style-name="T84">and </text:span><text:span text:style-name="T1">Laptop </text:span><text:span text:style-name="T84">Orchestras use </text:span><text:span text:style-name="T85">mesh networks.</text:span><text:span text:style-name="T192"> Mesh networks solve the problem of having a single point of failure, however they have their own problems, such as </text:span><text:span text:style-name="T193">a lack of unifying archtecture </text:span><text:span text:style-name="T194">and the requirement of deployment of updates on all machines where in a hub network some updates can be </text:span><text:span text:style-name="T195">applied simply by updating the server.</text:span></text:p>
      <text:p text:style-name="P49"><text:s/></text:p>
      <text:p text:style-name="P49"><text:span text:style-name="T63">Asymmetrical</text:span><text:span text:style-name="T53"> – </text:span><text:s/><text:span text:style-name="T90">This is somewhat of a catchall group </text:span><text:span text:style-name="T196">and for that reason is hard to categorize. This group will include networks that mix peer to peer and server based communication. Also networks with multiple servers or where communication access is not symmetrical across the topology. </text:span></text:p>
      <text:p text:style-name="P21"/>
      <text:p text:style-name="P9"><text:span text:style-name="T3">Distributed Systems are asynchronous</text:span><text:span text:style-name="T1"> </text:span></text:p>
      <text:p text:style-name="P21"/>
      <text:p text:style-name="P75"><text:span text:style-name="T197">When you create programs or interfaces, sometimes you have to deal with some latency or behavior</text:span><text:span text:style-name="T198">al</text:span><text:span text:style-name="T197"> non-conformity. When using networks, it's important that the system can function even when everything goes wrong. Spoiler alert: Everything can, </text:span><text:span text:style-name="T52">and will</text:span><text:span text:style-name="T121"> go wrong. </text:span><text:span text:style-name="T122">There is no guarantee about latency, or that a message will ever be </text:span><text:span text:style-name="T123">received</text:span><text:span text:style-name="T122">, or that if it is received you get the reply. </text:span><text:span text:style-name="T124">Creating networked systems is not like putting finely crafted cogs together to create an intricate machine. It's much more like having several </text:span><text:span text:style-name="T125">improvising</text:span><text:span text:style-name="T124"> musicians in a room where at any given time a solo could break out </text:span><text:span text:style-name="T126">or the style could suddenly shift. This means that your programs will begin to form pockets of </text:span><text:span text:style-name="T127">subsystems</text:span><text:span text:style-name="T126"> that send and receive information but that rely on neither. </text:span></text:p>
      <text:p text:style-name="P21"/>
      <text:p text:style-name="P102"><text:span text:style-name="T44">T</text:span><text:span text:style-name="T46">h</text:span><text:span text:style-name="T45">ree</text:span><text:span text:style-name="T44"> common approaches to networking</text:span></text:p>
      <text:p text:style-name="P56"/>
      <text:p text:style-name="P11"><text:span text:style-name="T53">Mapping – </text:span><text:span text:style-name="T47">Creat</text:span><text:span text:style-name="T86">e</text:span><text:span text:style-name="T47"> </text:span><text:span text:style-name="T86">interdependence</text:span><text:span text:style-name="T47"> by mapping and cross mapping variables (of some kind) across the band. The </text:span><text:span text:style-name="T87">League of Automatic Music Composers were the progenitors but groups such as</text:span><text:span text:style-name="T47"> BiLE </text:span><text:span text:style-name="T87">use this technique </text:span><text:span text:style-name="T88">currently.</text:span><text:span text:style-name="T47"> </text:span></text:p>
      <text:p text:style-name="P56"/>
      <text:p text:style-name="P11"><text:span text:style-name="T53">Sharing – </text:span><text:span text:style-name="T47">Often sharing code, could be other information or files. Power Books Unplugged, The Mandelbrots </text:span></text:p>
      <text:p text:style-name="P57"><text:tab/><text:tab/> </text:p>
      <text:p text:style-name="P12"><text:span text:style-name="T53">Synchronization – </text:span><text:span text:style-name="T47">Can be as simple as </text:span><text:span text:style-name="T236">synchronizing</text:span><text:span text:style-name="T47"> clocks, but can also include video game style <text:s/>state synchronization. Slub, Glitch Lich, the Mandelbrots. </text:span><text:span text:style-name="T187">When synchronizing across a network an important question is, </text:span><text:span text:style-name="T101">Where's the state? </text:span><text:span text:style-name="T188">Depending on the answer you will have different problems to solve. </text:span><text:span text:style-name="T189">Maintaining state in the clients will be easier, but you'll get worse results if your goal is to </text:span><text:span text:style-name="T190">achieve</text:span><text:span text:style-name="T189"> similar state among the network. Keeping the state on the server will unify your network more successfully, but at the cost of more work/code.</text:span><text:span text:style-name="T44"><text:tab/><text:tab/></text:span></text:p>
      <text:p text:style-name="P21"><text:tab/><text:tab/> </text:p>
      <text:p text:style-name="P28"><text:span text:style-name="T2">Latency</text:span> <text:span text:style-name="T53"><text:s/>– </text:span><text:span text:style-name="T60">The d</text:span><text:span text:style-name="T59">elay between messages being sent and messages being delivered. </text:span>You can't get rid of it, <text:s/><text:span text:style-name="T115">but t</text:span>here are many strategies to cope with it. </text:p>
      <text:p text:style-name="P21"><text:soft-page-break/></text:p>
      <text:p text:style-name="P66">Some strategies for coping with latency:</text:p>
      <text:p text:style-name="P66"/>
      <text:p text:style-name="P21">Accept it, <text:s/>just let there be latency </text:p>
      <text:p text:style-name="P21"/>
      <text:p text:style-name="P21">Scheduling: By using a scheduler combined with Clock Synchronization you can schedule events to happen in the future, outside of the largest delay between users. This way the actual time execution of events is much closer among the peers, however you have to increase the time between intention and effect </text:p>
      <text:p text:style-name="P25"><text:tab/><text:tab/></text:p>
      <text:p text:style-name="P25">Use the latency as a fundamental component of the interface: Global String, Network Harp<text:tab/><text:tab/> </text:p>
      <text:p text:style-name="P21"/>
      <text:p text:style-name="P105"><text:span text:style-name="T114">Firewalls</text:span><text:span text:style-name="T53"> – </text:span><text:span text:style-name="T64">They increase network security but can often interfere with your networking efforts. </text:span><text:span text:style-name="T65">NAT traversal and NAT hole punching such was what OscGroups uses. </text:span><text:span text:style-name="T66">Alternatively you can have a server on the open web (itself not behind a firewall) and you will often get better results </text:span><text:span text:style-name="T67">by routing traffic through that.</text:span></text:p>
      <text:p text:style-name="P21"/>
      <text:p text:style-name="P21"><text:tab/> </text:p>
      <text:p text:style-name="P106">TCP vs UDP for Interface Development</text:p>
      <text:p text:style-name="P67"/>
      <text:p text:style-name="P68">Issues such as state, <text:span text:style-name="T116">synchronization</text:span>, speed, shape of gestures are impacted greatly by which protocol you use.</text:p>
      <text:p text:style-name="P21"/>
      <text:p text:style-name="P21"><text:span text:style-name="T2">Space</text:span> </text:p>
      <text:p text:style-name="P21">How do you create a collaborate space?</text:p>
      <text:p text:style-name="P21"><text:span text:style-name="T199">How or should you even, create o</text:span>wnership? </text:p>
      <text:p text:style-name="P50"><text:span text:style-name="T200">Should your system allow for privacy in the network? </text:span><text:span text:style-name="T201">Are all </text:span><text:span text:style-name="T202">events </text:span><text:span text:style-name="T203">broad casted</text:span><text:span text:style-name="T202">?</text:span></text:p>
      <text:p text:style-name="P21"/>
      <text:p text:style-name="P21"><text:span text:style-name="T2">Security</text:span> </text:p>
      <text:p text:style-name="P21">Networking opens up your users to potential security risk. </text:p>
      <text:p text:style-name="P21"/>
      <text:p text:style-name="P21">Strategies for dealing with potential security issues: </text:p>
      <text:p text:style-name="P21">Use passwords </text:p>
      <text:p text:style-name="P21">Use Encryption </text:p>
      <text:p text:style-name="P26">Don't allow execution of arbitrary code </text:p>
      <text:p text:style-name="P26">for example, <text:span text:style-name="T106">this bit of SC code can be devastating </text:span><text:span text:style-name="T107">(</text:span><text:span text:style-name="T7">WARNING: </text:span><text:span text:style-name="T8">DO NOT RUN THIS</text:span><text:span text:style-name="T107">)</text:span>: "rm -rf /".unixCmd; </text:p>
      <text:p text:style-name="P21"/>
      <text:p text:style-name="P48"><text:span text:style-name="T2">Blocking IO/Threading/Serialization of Data Access</text:span> </text:p>
      <text:p text:style-name="P21"/>
      <text:p text:style-name="P125"><text:span text:style-name="T204">Often this detail will be hidden away from you by whatever library you happen to be using, however network sockets are commonly run in a separate thread because they have to block execution while they wait for responses. </text:span><text:span text:style-name="T205">This often crops up when testing some code, sometimes code that's worked quite well for some time, and then it just randomly crashes. </text:span><text:span text:style-name="T206">And again in another place, but completely unrelated. Runtime threading bugs are some of the most difficult to track down and the best approach is to be proactive about the chain of custody of your data. </text:span><text:span text:style-name="T207">The simplest approach is to relegate it to a single place and require access through a serialized interface via semaphores and mutexes. </text:span><text:span text:style-name="T208">For now, if you're new to this it's best to understand some of the other concepts first, however once you get far enough into this type of development it will inevitably crop up</text:span></text:p>
      <text:p text:style-name="P125"><text:span text:style-name="T208"/></text:p>
      <text:p text:style-name="P126"><text:span text:style-name="T235">Sharing Code</text:span></text:p>
      <text:p text:style-name="P127"><text:span text:style-name="T17">A common problem with collaborating on projects is version control. Passing versions back and forth is </text:span><text:span text:style-name="T21">tedious</text:span><text:span text:style-name="T17"> and problematic, especially as group size increases. Becoming familiar with a version control system such as git </text:span><text:span text:style-name="T18">(</text:span><text:a xlink:type="simple" xlink:href="http://git-scm.com/"><text:span text:style-name="T74">git-scm.com</text:span></text:a><text:span text:style-name="T18">) will </text:span><text:span text:style-name="T19">prevent your projects from </text:span><text:span text:style-name="T22">descending</text:span><text:span text:style-name="T19"> into the depths of Rlyeh, the realm of <text:s/>Cthulhu, the great old one. </text:span><text:span text:style-name="T20">I recommend github.com for hosting your open source projects.</text:span></text:p>
      <text:p text:style-name="P21"/>
      <text:p text:style-name="P8">Abstracting Networks</text:p>
      <text:p text:style-name="P23"><text:s/></text:p>
      <text:p text:style-name="P13"><text:span text:style-name="T1">OscGroups <text:tab/></text:span><text:a xlink:type="simple" xlink:href="http://www.rossbencina.com/code/oscgroups"><text:span text:style-name="T43">http://www.rossbencina.com/code/oscgroups</text:span></text:a></text:p>
      <text:p text:style-name="P13"><text:span text:style-name="T39">Republic Quark (In SuperCollider </text:span><text:span text:style-name="T42">execute: Quarks.gui;)</text:span></text:p>
      <text:p text:style-name="P13"><text:span text:style-name="T40">Benoit Lib<text:tab/></text:span><text:a xlink:type="simple" xlink:href="https://github.com/cappelnord/BenoitLib"><text:span text:style-name="T40">https://github.com/cappelnord/BenoitLib</text:span></text:a></text:p>
      <text:p text:style-name="P13"><text:span text:style-name="T1">OSCthulhu <text:tab/></text:span><text:a xlink:type="simple" xlink:href="https://github.com/CurtisMcKinney/OSCthulhu"><text:span text:style-name="T41">https://github.com/CurtisMcKinney/OSCthulhu</text:span></text:a></text:p>
      <text:p text:style-name="P21"/>
      <text:p text:style-name="P14"><text:span text:style-name="T91">OSCthulhu </text:span><text:span text:style-name="T93">FAQ:</text:span></text:p>
      <text:p text:style-name="P58"/>
      <text:p text:style-name="P15"><text:span text:style-name="T50">What if my Internet connections cuts out?</text:span><text:span text:style-name="T92"> </text:span></text:p>
      <text:p text:style-name="P59"><text:soft-page-break/><text:tab/>OSCthulhu automatically reconnects. </text:p>
      <text:p text:style-name="P60"/>
      <text:p text:style-name="P111">What if my program crashes? </text:p>
      <text:p text:style-name="P59"><text:tab/>Restart your program, the OSCthulhu client will update you as soon as you send the /login <text:tab/>message. </text:p>
      <text:p text:style-name="P60"/>
      <text:p text:style-name="P16"><text:span text:style-name="T50">What if the OSCthulhu Client crashes?</text:span><text:span text:style-name="T92"> </text:span></text:p>
      <text:p text:style-name="P61"><text:tab/>Restart it, it will automatically update to the server and subsequently so will your program. </text:p>
      <text:p text:style-name="P60"/>
      <text:p text:style-name="P17"><text:span text:style-name="T50">What if the OSCthulhu Server crashes?</text:span><text:span text:style-name="T92"> </text:span></text:p>
      <text:p text:style-name="P62"><text:tab/>You can try restarting it, but in the middle of a performance it may be best to finish offline. </text:p>
      <text:p text:style-name="P60"/>
      <text:p text:style-name="P76"><text:span text:style-name="T50">How do I run a server?</text:span><text:span text:style-name="T92"> </text:span></text:p>
      <text:p text:style-name="P60"><text:tab/>cd /path/to/OSCthulhu</text:p>
      <text:p text:style-name="P60"><text:tab/>./OSCthulhu Server 32242 yourpass </text:p>
      <text:p text:style-name="P60"/>
      <text:p text:style-name="P18"><text:span text:style-name="T50">How do I connect to a server running on my own machine?</text:span><text:span text:style-name="T92"> </text:span></text:p>
      <text:p text:style-name="P63"><text:tab/>127.0.0.1 is always the IP address for your local machine.</text:p>
      <text:p text:style-name="P34"/>
      <text:p text:style-name="P51"><text:span text:style-name="T209">At this point </text:span><text:span text:style-name="T210">if you have SuperCollider it would be a good time to open up </text:span><text:span text:style-name="T211">SimpleOSCthulhuExamples.s</text:span><text:span text:style-name="T212">c</text:span><text:span text:style-name="T211">d</text:span></text:p>
      <text:p text:style-name="P52"><text:span text:style-name="T212">You'll also need to have the OSCthulhu client running, along with a local OSCthulhu server. In your OSCthulhu client preferences set the server's IP address to 127.0.0.1 </text:span><text:span text:style-name="T213">and begin executing commands in SC. </text:span></text:p>
      <text:p text:style-name="P89"/>
      <text:p text:style-name="P53"><text:span text:style-name="T214">Try extending the examples to allow for a wider range of control over the synth sound. Try adding a second sound. This will require adding more code in the /addSyncObject OSCresponder. </text:span><text:span text:style-name="T215">Now would be a great time to find a neighbor, or more. </text:span><text:span text:style-name="T216">Choose one person as the server and have everyone use their IP as the server's IP and then execute the commands in the example file. </text:span><text:span text:style-name="T217">If everything is working the “Sync Objects” in the OSCthulhu server will update across the network. </text:span></text:p>
      <text:p text:style-name="P90"/>
      <text:p text:style-name="P91">Next open up the OSCthulhuClassExamples.scd and also take care to add the OSCthulhu.sc file to your SuperCollider extensions folder. Here I've just provided some <text:span text:style-name="T222">convenience</text:span> methods to clean up some of the sprawling code from before. <text:span text:style-name="T219">Try adding a synth play back responder like in the other file.</text:span></text:p>
      <text:p text:style-name="P100"/>
      <text:p text:style-name="P92"><text:span text:style-name="T220">After you've played around with that we're going to go back to processing and look at an OSCthulhu in there. </text:span><text:span text:style-name="T221">Open up </text:span><text:span text:style-name="T223">OSCthulhuProcessing.pde </text:span><text:span text:style-name="T224">and take a look through the code, specifically the OSCthulhu tab. </text:span><text:span text:style-name="T227">There's some new code here to make networking even easier. In the main file you'll see </text:span><text:span text:style-name="T228">the OSCthulhu <text:s/>object, something call a SubGroupMapper, and SyncCircles and SyncRects classes. </text:span><text:span text:style-name="T229">The OSCthulhu classes works very similar to the one before in SuperCollider, however the SubGroupMapper adds some interesting new functionality. You don't have to use it directly save for instantiating it correctly, but it allows for easy parsing of OSCthulhu <text:s/>messages filtered to various SyncMap subclasses such as SyncCircles and SyncRects. </text:span><text:span text:style-name="T230">SyncCircles and SyncRects create and manage objects of the type SyncCircle and SyncRect respectively. </text:span><text:span text:style-name="T231">Play with the project with some friends, again setting up a local OSCthulhu network. When you use left click and release a circle will be drawn where your mouse is. Click again and It goes away. Right click makes Rectangles of random colors. </text:span><text:span text:style-name="T232">Once you have the network working try making your own SyncObject subclass and coordinating SyncMap subclass to create new functionality. </text:span></text:p>
      <text:p text:style-name="P101"/>
      <text:p text:style-name="P93"><text:span text:style-name="T233">For these kinds of projects it's important that </text:span><text:span text:style-name="T234">everyone in the network is on the same version of software. You may consider passing around dropbox links or even setting up a quick github account. Network development often means having to manage code in a group and code repositories such as github make this much easier.</text:span></text:p>
      <text:p text:style-name="P34"/>
      <text:p text:style-name="P9"><text:span text:style-name="T80">Streaming</text:span><text:span text:style-name="T1"> </text:span></text:p>
      <text:p text:style-name="P21"/>
      <text:p text:style-name="P21">Audio/Video </text:p>
      <text:p text:style-name="P21">Skype: Scot Gresham-Lancaster, Pauline Oliveros. <text:span text:style-name="T118">Simple but it gets the job done.</text:span></text:p>
      <text:p text:style-name="P21">JackTrip: Chris Chafe, Juan Pablo Caceres, etc... </text:p>
      <text:p text:style-name="P29"><text:tab/><text:a xlink:type="simple" xlink:href="https://ccrma.stanford.edu/groups/soundwire/software/jacktrip/"><text:span text:style-name="T117">https://ccrma.stanford.edu/groups/soundwire/software/jacktrip/</text:span></text:a></text:p>
      <text:p text:style-name="P30">Ice Cast/ Dark Cast<text:span text:style-name="T53"> – </text:span><text:span text:style-name="T68">Server based audio streaming over the web.</text:span></text:p>
      <text:p text:style-name="P21"/>
      <text:p text:style-name="P9"><text:span text:style-name="T80">Web Development</text:span><text:span text:style-name="T1"> </text:span></text:p>
      <text:p text:style-name="P21"/>
      <text:p text:style-name="P31">Mobwrite<text:span text:style-name="T53"> – </text:span><text:a xlink:type="simple" xlink:href="http://code.google.com/p/google-mobwrite/"><text:span text:style-name="T119">http://code.google.com/p/google-mobwrite/</text:span></text:a></text:p>
      <text:p text:style-name="P21"><text:soft-page-break/></text:p>
      <text:p text:style-name="P72"><text:span text:style-name="T96">Lich</text:span><text:span text:style-name="T53"> – </text:span><text:a xlink:type="simple" xlink:href="http://chadmckinneyaudio.com/Lich.js/Lich.html"><text:span text:style-name="T95">http://chadmckinneyaudio.com/Lich.js/Lich.html</text:span></text:a></text:p>
      <text:p text:style-name="P72"><text:span text:style-name="T97">Lich source code</text:span><text:span text:style-name="T53"> – </text:span><text:span text:style-name="T97"><text:s/></text:span><text:a xlink:type="simple" xlink:href="https://github.com/ChadMcKinney/Lich.js"><text:span text:style-name="T98">https://github.com/ChadMcKinney/Lich.js</text:span></text:a></text:p>
      <text:p text:style-name="P32">Share.js<text:span text:style-name="T53"> – </text:span><text:s/><text:a xlink:type="simple" xlink:href="http://sharejs.org/"><text:span text:style-name="T120">http://sharejs.org/</text:span></text:a></text:p>
      <text:p text:style-name="P31">WebSockets<text:span text:style-name="T53"> – </text:span><text:span text:style-name="T69">Allows for connections between browsers. </text:span><text:span text:style-name="T71">Web based networking solution.</text:span></text:p>
      <text:p text:style-name="P33"><text:span text:style-name="T70">Socket.i</text:span><text:span text:style-name="T72">o</text:span><text:span text:style-name="T70"> </text:span><text:span text:style-name="T53"><text:s/>– </text:span><text:span text:style-name="T72">A popular WebSocket library, </text:span><text:a xlink:type="simple" xlink:href="http://socket.io/"><text:span text:style-name="T73">http://socket.io/</text:span></text:a><text:span text:style-name="T53"> </text:span></text:p>
      <text:p text:style-name="P24"/>
      <text:p text:style-name="P20"><text:span text:style-name="T99">Plink by </text:span><text:span text:style-name="T100">Dinah Moe</text:span><text:span text:style-name="T99"> </text:span><text:span text:style-name="T105">uses Web Sockets</text:span></text:p>
      <text:p text:style-name="P2"><text:a xlink:type="simple" xlink:href="http://labs.dinahmoe.com/plink/"><text:span text:style-name="T38">http://labs.dinahmoe.com/plink/</text:span></text:a></text:p>
      <text:p text:style-name="P21"/>
      <text:p text:style-name="P9"><text:span text:style-name="T80">Misc</text:span><text:span text:style-name="T1"> </text:span></text:p>
      <text:p text:style-name="P21"/>
      <text:p text:style-name="P103">Clock Synchronization </text:p>
      <text:p text:style-name="P103"/>
      <text:p text:style-name="P103">Installations</text:p>
      <text:p text:style-name="P21"/>
      <text:p text:style-name="P64">Leech</text:p>
      <text:p text:style-name="P118"><text:span text:style-name="T11">Article written about it</text:span><text:span text:style-name="T16"> – </text:span><text:span text:style-name="T11"><text:s/></text:span><text:a xlink:type="simple" xlink:href="http://cncptn.com/post/9379182946/curtis-mckinney-and-chad-mckinney-leech-i"><text:span text:style-name="T12">http://cncptn.com/post/9379182946/curtis-mckinney-and-chad-mckinney-leech-i</text:span></text:a></text:p>
      <text:p text:style-name="P73"><text:span text:style-name="T94">Video of it running</text:span><text:span text:style-name="T53"> – </text:span><text:a xlink:type="simple" xlink:href="https://vimeo.com/21603631"><text:span text:style-name="T94">https://vimeo.com/21603631</text:span></text:a></text:p>
      <text:p text:style-name="P103"/>
      <text:p text:style-name="P21"/>
      <text:p text:style-name="P21"/>
      <text:p text:style-name="P114"><text:span text:style-name="T24">Random </text:span><text:span text:style-name="T28">Things</text:span><text:span text:style-name="T24"> Worth Checking Out</text:span></text:p>
      <text:p text:style-name="P110"/>
      <text:p text:style-name="P110">Network Bands:</text:p>
      <text:p text:style-name="P107"><text:span text:style-name="T28">T</text:span><text:span text:style-name="T29">he League of Automatic Music Composers</text:span></text:p>
      <text:p text:style-name="P110">The Hub <text:tab/><text:tab/><text:tab/><text:tab/></text:p>
      <text:p text:style-name="P117"><text:span text:style-name="T14">Power Books Unplugged<text:tab/><text:tab/></text:span><text:a xlink:type="simple" xlink:href="http://pbup.goto10.org/"><text:span text:style-name="T15">http://pbup.goto10.org/</text:span></text:a></text:p>
      <text:p text:style-name="P117"><text:span text:style-name="T14">Slub<text:tab/><text:tab/><text:tab/><text:tab/><text:tab/></text:span><text:a xlink:type="simple" xlink:href="http://slub.org/"><text:span text:style-name="T15">http://slub.org/</text:span></text:a></text:p>
      <text:p text:style-name="P4"><text:span text:style-name="T32">Benoit and The Mandelbrots<text:tab/><text:tab/></text:span><text:a xlink:type="simple" xlink:href="http://www.the-mandelbrots.de/"><text:span text:style-name="T32">http://www.the-mandelbrots.de/</text:span></text:a></text:p>
      <text:p text:style-name="P5"><text:span text:style-name="T33">Alo Allik and Yota Morimoto<text:tab/><text:tab/></text:span><text:a xlink:type="simple" xlink:href="http://tehis.net/"><text:span text:style-name="T34">http://tehis.net/</text:span></text:a></text:p>
      <text:p text:style-name="P108"><text:span text:style-name="T27"><text:tab/><text:tab/><text:tab/><text:tab/><text:tab/></text:span><text:a xlink:type="simple" xlink:href="http://yota.tehis.net/"><text:span text:style-name="T30">http://yota.tehis.net/</text:span></text:a></text:p>
      <text:p text:style-name="P109"><text:span text:style-name="T25">BiLE<text:tab/><text:tab/><text:tab/><text:tab/><text:tab/></text:span><text:a xlink:type="simple" xlink:href="http://www.bilensemble.co.uk/"><text:span text:style-name="T26">http://www.bilensemble.co.uk/</text:span></text:a></text:p>
      <text:p text:style-name="P107"><text:span text:style-name="T24">// Full disclosure, </text:span><text:span text:style-name="T31">Glitch Lich</text:span><text:span text:style-name="T24"> is my band, </text:span><text:span text:style-name="T31">so I may be somewhat biased putting it here...</text:span><text:span text:style-name="T24"> </text:span></text:p>
      <text:p text:style-name="P107"><text:span text:style-name="T24">Glitch Lich<text:tab/><text:tab/><text:tab/><text:tab/></text:span><text:a xlink:type="simple" xlink:href="http://www.glitchlich.com/"><text:span text:style-name="T24">http://www.glitchlich.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McKinney</meta:initial-creator>
    <meta:creation-date>2013-05-25T22:10:26</meta:creation-date>
    <dc:date>2013-10-18T01:35:09</dc:date>
    <dc:creator>Chad McKinney</dc:creator>
    <meta:editing-duration>PT4H45M30S</meta:editing-duration>
    <meta:editing-cycles>382</meta:editing-cycles>
    <meta:generator>LibreOffice/4.0.2.2$Linux_X86_64 LibreOffice_project/400m0$Build-2</meta:generator>
    <meta:document-statistic meta:table-count="0" meta:image-count="0" meta:object-count="0" meta:page-count="6" meta:paragraph-count="175" meta:word-count="2580" meta:character-count="16439" meta:non-whitespace-character-count="13820"/>
  </office:meta>
</office:document-meta>
</file>